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76.37" calcext:value-type="float">
            <text:p>76.37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469.6755" calcext:value-type="float">
            <text:p>469.68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600.1535" calcext:value-type="float">
            <text:p>600.15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2]-[.P2]" office:value-type="float" office:value="-0.00899999999990087" calcext:value-type="float">
            <text:p>-0.01</text:p>
          </table:table-cell>
          <table:table-cell table:formula="of:=([.P2]-([.F2]+[.N2]))" office:value-type="float" office:value="469.6845" calcext:value-type="float">
            <text:p>469.68</text:p>
          </table:table-cell>
          <table:table-cell table:formula="of:=[.R2]/INTERNAL_40" office:value-type="float" office:value="74.5530952380952" calcext:value-type="float">
            <text:p>74.55</text:p>
          </table:table-cell>
          <table:table-cell table:formula="of:=[.R2]/EXTERNAL_40" office:value-type="float" office:value="76.3714634146342" calcext:value-type="float">
            <text:p>76.37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77.09" calcext:value-type="float">
            <text:p>77.09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474.1035" calcext:value-type="float">
            <text:p>474.10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600.1875" calcext:value-type="float">
            <text:p>600.19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3]-[.P3]" office:value-type="float" office:value="0.0249999999999773" calcext:value-type="float">
            <text:p>0.02</text:p>
          </table:table-cell>
          <table:table-cell table:formula="of:=([.P3]-([.F3]+[.N3]))" office:value-type="float" office:value="474.0785" calcext:value-type="float">
            <text:p>474.08</text:p>
          </table:table-cell>
          <table:table-cell table:formula="of:=[.R3]/INTERNAL_40" office:value-type="float" office:value="75.2505555555556" calcext:value-type="float">
            <text:p>75.25</text:p>
          </table:table-cell>
          <table:table-cell table:formula="of:=[.R3]/EXTERNAL_40" office:value-type="float" office:value="77.0859349593496" calcext:value-type="float">
            <text:p>77.09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6" calcext:value-type="float">
            <text:p>6.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77.83" calcext:value-type="float">
            <text:p>77.83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478.6545" calcext:value-type="float">
            <text:p>478.65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599.7915" calcext:value-type="float">
            <text:p>599.79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4]-[.P4]" office:value-type="float" office:value="-0.370999999999981" calcext:value-type="float">
            <text:p>-0.37</text:p>
          </table:table-cell>
          <table:table-cell table:formula="of:=([.P4]-([.F4]+[.N4]))" office:value-type="float" office:value="479.0255" calcext:value-type="float">
            <text:p>479.03</text:p>
          </table:table-cell>
          <table:table-cell table:formula="of:=[.R4]/INTERNAL_40" office:value-type="float" office:value="76.0357936507937" calcext:value-type="float">
            <text:p>76.04</text:p>
          </table:table-cell>
          <table:table-cell table:formula="of:=[.R4]/EXTERNAL_40" office:value-type="float" office:value="77.890325203252" calcext:value-type="float">
            <text:p>77.89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6.15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76.41" calcext:value-type="float">
            <text:p>76.41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469.9215" calcext:value-type="float">
            <text:p>469.92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600.1715" calcext:value-type="float">
            <text:p>600.17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5]-[.P5]" office:value-type="float" office:value="0.00899999999990087" calcext:value-type="float">
            <text:p>0.01</text:p>
          </table:table-cell>
          <table:table-cell table:formula="of:=([.P5]-([.F5]+[.N5]))" office:value-type="float" office:value="469.9125" calcext:value-type="float">
            <text:p>469.91</text:p>
          </table:table-cell>
          <table:table-cell table:formula="of:=[.R5]/INTERNAL_40" office:value-type="float" office:value="74.5892857142857" calcext:value-type="float">
            <text:p>74.59</text:p>
          </table:table-cell>
          <table:table-cell table:formula="of:=[.R5]/EXTERNAL_40" office:value-type="float" office:value="76.4085365853659" calcext:value-type="float">
            <text:p>76.41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7" calcext:value-type="float">
            <text:p>5.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116" calcext:value-type="float">
            <text:p>81.12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98.8634" calcext:value-type="float">
            <text:p>498.8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3.4" calcext:value-type="float">
            <text:p>23.4</text:p>
          </table:table-cell>
          <table:table-cell table:style-name="ce12" table:formula="of:=[.I6]+[.J6]+[.N6]+[.F6]" office:value-type="float" office:value="602.6534" calcext:value-type="float">
            <text:p>602.65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6]-[.P6]" office:value-type="float" office:value="2.49090000000001" calcext:value-type="float">
            <text:p>2.49</text:p>
          </table:table-cell>
          <table:table-cell table:formula="of:=([.P6]-([.F6]+[.N6]))" office:value-type="float" office:value="496.3725" calcext:value-type="float">
            <text:p>496.37</text:p>
          </table:table-cell>
          <table:table-cell table:formula="of:=[.R6]/INTERNAL_40" office:value-type="float" office:value="78.7892857142857" calcext:value-type="float">
            <text:p>78.79</text:p>
          </table:table-cell>
          <table:table-cell table:formula="of:=[.R6]/EXTERNAL_40" office:value-type="float" office:value="80.7109756097561" calcext:value-type="float">
            <text:p>80.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80.61" calcext:value-type="float">
            <text:p>80.61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95.7515" calcext:value-type="float">
            <text:p>495.7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3.4" calcext:value-type="float">
            <text:p>23.4</text:p>
          </table:table-cell>
          <table:table-cell table:style-name="ce12" table:formula="of:=[.I7]+[.J7]+[.N7]+[.F7]" office:value-type="float" office:value="602.805" calcext:value-type="float">
            <text:p>602.81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7]-[.P7]" office:value-type="float" office:value="2.64250000000004" calcext:value-type="float">
            <text:p>2.64</text:p>
          </table:table-cell>
          <table:table-cell table:formula="of:=([.P7]-([.F7]+[.N7]))" office:value-type="float" office:value="493.109" calcext:value-type="float">
            <text:p>493.11</text:p>
          </table:table-cell>
          <table:table-cell table:formula="of:=[.R7]/INTERNAL_40" office:value-type="float" office:value="78.2712698412699" calcext:value-type="float">
            <text:p>78.27</text:p>
          </table:table-cell>
          <table:table-cell table:formula="of:=[.R7]/EXTERNAL_40" office:value-type="float" office:value="80.180325203252" calcext:value-type="float">
            <text:p>80.1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76.378" calcext:value-type="float">
            <text:p>76.38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469.7247" calcext:value-type="float">
            <text:p>469.7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3.4" calcext:value-type="float">
            <text:p>23.4</text:p>
          </table:table-cell>
          <table:table-cell table:style-name="ce12" table:formula="of:=[.I8]+[.J8]+[.N8]+[.F8]" office:value-type="float" office:value="601.8997" calcext:value-type="float">
            <text:p>601.90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8]-[.P8]" office:value-type="float" office:value="1.73720000000003" calcext:value-type="float">
            <text:p>1.74</text:p>
          </table:table-cell>
          <table:table-cell table:formula="of:=([.P8]-([.F8]+[.N8]))" office:value-type="float" office:value="467.9875" calcext:value-type="float">
            <text:p>467.99</text:p>
          </table:table-cell>
          <table:table-cell table:formula="of:=[.R8]/INTERNAL_40" office:value-type="float" office:value="74.2837301587302" calcext:value-type="float">
            <text:p>74.28</text:p>
          </table:table-cell>
          <table:table-cell table:formula="of:=[.R8]/EXTERNAL_40" office:value-type="float" office:value="76.0955284552846" calcext:value-type="float">
            <text:p>76.10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76.332" calcext:value-type="float">
            <text:p>76.33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69.4418" calcext:value-type="float">
            <text:p>469.4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3.4" calcext:value-type="float">
            <text:p>23.4</text:p>
          </table:table-cell>
          <table:table-cell table:style-name="ce12" table:formula="of:=[.I9]+[.J9]+[.N9]+[.F9]" office:value-type="float" office:value="601.8238" calcext:value-type="float">
            <text:p>601.82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9]-[.P9]" office:value-type="float" office:value="1.66129999999998" calcext:value-type="float">
            <text:p>1.66</text:p>
          </table:table-cell>
          <table:table-cell table:formula="of:=([.P9]-([.F9]+[.N9]))" office:value-type="float" office:value="467.7805" calcext:value-type="float">
            <text:p>467.78</text:p>
          </table:table-cell>
          <table:table-cell table:formula="of:=[.R9]/INTERNAL_40" office:value-type="float" office:value="74.250873015873" calcext:value-type="float">
            <text:p>74.25</text:p>
          </table:table-cell>
          <table:table-cell table:formula="of:=[.R9]/EXTERNAL_40" office:value-type="float" office:value="76.0618699186992" calcext:value-type="float">
            <text:p>76.06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7" calcext:value-type="float">
            <text:p>11.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76.18" calcext:value-type="float">
            <text:p>76.18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468.507" calcext:value-type="float">
            <text:p>468.51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600.179" calcext:value-type="float">
            <text:p>600.18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10]-[.P10]" office:value-type="float" office:value="0.0165000000000646" calcext:value-type="float">
            <text:p>0.02</text:p>
          </table:table-cell>
          <table:table-cell table:formula="of:=([.P10]-([.F10]+[.N10]))" office:value-type="float" office:value="468.4905" calcext:value-type="float">
            <text:p>468.49</text:p>
          </table:table-cell>
          <table:table-cell table:formula="of:=[.R10]/INTERNAL_40" office:value-type="float" office:value="74.3635714285714" calcext:value-type="float">
            <text:p>74.36</text:p>
          </table:table-cell>
          <table:table-cell table:formula="of:=[.R10]/EXTERNAL_40" office:value-type="float" office:value="76.1773170731707" calcext:value-type="float">
            <text:p>76.18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7" calcext:value-type="float">
            <text:p>7.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84.5" calcext:value-type="float">
            <text:p>84.50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81.65" calcext:value-type="float">
            <text:p>481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3.4" calcext:value-type="float">
            <text:p>23.4</text:p>
          </table:table-cell>
          <table:table-cell table:style-name="ce12" table:formula="of:=[.I11]+[.J11]+[.N11]+[.F11]" office:value-type="float" office:value="600.1625" calcext:value-type="float">
            <text:p>600.16</text:p>
          </table:table-cell>
          <table:table-cell table:style-name="ce12" table:formula="of:=DQS0" office:value-type="float" office:value="600.1625" calcext:value-type="float">
            <text:p>600.16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1.1" calcext:value-type="float">
            <text:p>11.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62.84" calcext:value-type="float">
            <text:p>62.84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86.466" calcext:value-type="float">
            <text:p>386.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3.4" calcext:value-type="float">
            <text:p>23.4</text:p>
          </table:table-cell>
          <table:table-cell table:formula="of:=[.I12]+[.J12]+[.N12]+[.F12]" office:value-type="float" office:value="520.797" calcext:value-type="float">
            <text:p>520.80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2]-[.P12]" office:value-type="float" office:value="0.0210000000000718" calcext:value-type="float">
            <text:p>0.02</text:p>
          </table:table-cell>
          <table:table-cell table:formula="of:=([.P12]-([.F12]+[.N12]))" office:value-type="float" office:value="386.445" calcext:value-type="float">
            <text:p>386.45</text:p>
          </table:table-cell>
          <table:table-cell table:formula="of:=[.R12]/INTERNAL_40" office:value-type="float" office:value="61.3404761904762" calcext:value-type="float">
            <text:p>61.34</text:p>
          </table:table-cell>
          <table:table-cell table:formula="of:=[.R12]/EXTERNAL_40" office:value-type="float" office:value="62.8365853658536" calcext:value-type="float">
            <text:p>62.84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67.09" calcext:value-type="float">
            <text:p>67.09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412.6035" calcext:value-type="float">
            <text:p>412.60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520.7815" calcext:value-type="float">
            <text:p>520.78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3]-[.P13]" office:value-type="float" office:value="0.00550000000009732" calcext:value-type="float">
            <text:p>0.01</text:p>
          </table:table-cell>
          <table:table-cell table:formula="of:=([.P13]-([.F13]+[.N13]))" office:value-type="float" office:value="412.598" calcext:value-type="float">
            <text:p>412.60</text:p>
          </table:table-cell>
          <table:table-cell table:formula="of:=[.R13]/INTERNAL_40" office:value-type="float" office:value="65.491746031746" calcext:value-type="float">
            <text:p>65.49</text:p>
          </table:table-cell>
          <table:table-cell table:formula="of:=[.R13]/EXTERNAL_40" office:value-type="float" office:value="67.0891056910569" calcext:value-type="float">
            <text:p>67.09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63.14" calcext:value-type="float">
            <text:p>63.14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388.311" calcext:value-type="float">
            <text:p>388.31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520.785" calcext:value-type="float">
            <text:p>520.79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4]-[.P14]" office:value-type="float" office:value="0.00900000000012824" calcext:value-type="float">
            <text:p>0.01</text:p>
          </table:table-cell>
          <table:table-cell table:formula="of:=([.P14]-([.F14]+[.N14]))" office:value-type="float" office:value="388.302" calcext:value-type="float">
            <text:p>388.30</text:p>
          </table:table-cell>
          <table:table-cell table:formula="of:=[.R14]/INTERNAL_40" office:value-type="float" office:value="61.6352380952381" calcext:value-type="float">
            <text:p>61.64</text:p>
          </table:table-cell>
          <table:table-cell table:formula="of:=[.R14]/EXTERNAL_40" office:value-type="float" office:value="63.1385365853658" calcext:value-type="float">
            <text:p>63.14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65.41" calcext:value-type="float">
            <text:p>65.41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402.2715" calcext:value-type="float">
            <text:p>402.27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520.7875" calcext:value-type="float">
            <text:p>520.79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5]-[.P15]" office:value-type="float" office:value="0.0115000000000691" calcext:value-type="float">
            <text:p>0.01</text:p>
          </table:table-cell>
          <table:table-cell table:formula="of:=([.P15]-([.F15]+[.N15]))" office:value-type="float" office:value="402.26" calcext:value-type="float">
            <text:p>402.26</text:p>
          </table:table-cell>
          <table:table-cell table:formula="of:=[.R15]/INTERNAL_40" office:value-type="float" office:value="63.8507936507936" calcext:value-type="float">
            <text:p>63.85</text:p>
          </table:table-cell>
          <table:table-cell table:formula="of:=[.R15]/EXTERNAL_40" office:value-type="float" office:value="65.4081300813008" calcext:value-type="float">
            <text:p>65.41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3.241" calcext:value-type="float">
            <text:p>63.24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88.93215" calcext:value-type="float">
            <text:p>388.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3.4" calcext:value-type="float">
            <text:p>23.4</text:p>
          </table:table-cell>
          <table:table-cell table:formula="of:=[.I16]+[.J16]+[.N16]+[.F16]" office:value-type="float" office:value="522.62515" calcext:value-type="float">
            <text:p>522.63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6]-[.P16]" office:value-type="float" office:value="1.84915000000012" calcext:value-type="float">
            <text:p>1.85</text:p>
          </table:table-cell>
          <table:table-cell table:formula="of:=([.P16]-([.F16]+[.N16]))" office:value-type="float" office:value="387.083" calcext:value-type="float">
            <text:p>387.08</text:p>
          </table:table-cell>
          <table:table-cell table:formula="of:=[.R16]/INTERNAL_40" office:value-type="float" office:value="61.441746031746" calcext:value-type="float">
            <text:p>61.44</text:p>
          </table:table-cell>
          <table:table-cell table:formula="of:=[.R16]/EXTERNAL_40" office:value-type="float" office:value="62.940325203252" calcext:value-type="float">
            <text:p>62.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3.517" calcext:value-type="float">
            <text:p>63.52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90.62955" calcext:value-type="float">
            <text:p>390.6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3.4" calcext:value-type="float">
            <text:p>23.4</text:p>
          </table:table-cell>
          <table:table-cell table:formula="of:=[.I17]+[.J17]+[.N17]+[.F17]" office:value-type="float" office:value="520.42255" calcext:value-type="float">
            <text:p>520.42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7]-[.P17]" office:value-type="float" office:value="-0.353449999999953" calcext:value-type="float">
            <text:p>-0.35</text:p>
          </table:table-cell>
          <table:table-cell table:formula="of:=([.P17]-([.F17]+[.N17]))" office:value-type="float" office:value="390.983" calcext:value-type="float">
            <text:p>390.98</text:p>
          </table:table-cell>
          <table:table-cell table:formula="of:=[.R17]/INTERNAL_40" office:value-type="float" office:value="62.0607936507936" calcext:value-type="float">
            <text:p>62.06</text:p>
          </table:table-cell>
          <table:table-cell table:formula="of:=[.R17]/EXTERNAL_40" office:value-type="float" office:value="63.5744715447154" calcext:value-type="float">
            <text:p>63.57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600.1625" calcext:value-type="float">
            <text:p>600.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9.11" calcext:value-type="float">
            <text:p>59.11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63.5265" calcext:value-type="float">
            <text:p>363.5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3.4" calcext:value-type="float">
            <text:p>23.4</text:p>
          </table:table-cell>
          <table:table-cell table:formula="of:=[.I18]+[.J18]+[.N18]+[.F18]" office:value-type="float" office:value="520.7585" calcext:value-type="float">
            <text:p>520.76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8]-[.P18]" office:value-type="float" office:value="-0.0175000000000409" calcext:value-type="float">
            <text:p>-0.02</text:p>
          </table:table-cell>
          <table:table-cell table:formula="of:=([.P18]-([.F18]+[.N18]))" office:value-type="float" office:value="363.544" calcext:value-type="float">
            <text:p>363.54</text:p>
          </table:table-cell>
          <table:table-cell table:formula="of:=[.R18]/INTERNAL_40" office:value-type="float" office:value="57.7053968253968" calcext:value-type="float">
            <text:p>57.71</text:p>
          </table:table-cell>
          <table:table-cell table:formula="of:=[.R18]/EXTERNAL_40" office:value-type="float" office:value="59.1128455284553" calcext:value-type="float">
            <text:p>59.11</text:p>
          </table:table-cell>
          <table:table-cell table:number-columns-repeated="3"/>
          <table:table-cell table:style-name="ce1" office:value-type="string" calcext:value-type="string">
            <text:p>Fastest DQS</text:p>
          </table:table-cell>
          <table:table-cell table:formula="of:=MIN(DQS0;DQS1;DQS2;DQS3;DQS4;DQS5;DQS6;DQS7)" office:value-type="float" office:value="452.808" calcext:value-type="float">
            <text:p>452.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61.663" calcext:value-type="float">
            <text:p>61.66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79.22745" calcext:value-type="float">
            <text:p>379.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3.4" calcext:value-type="float">
            <text:p>23.4</text:p>
          </table:table-cell>
          <table:table-cell table:formula="of:=[.I19]+[.J19]+[.N19]+[.F19]" office:value-type="float" office:value="520.96345" calcext:value-type="float">
            <text:p>520.96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19]-[.P19]" office:value-type="float" office:value="0.187450000000013" calcext:value-type="float">
            <text:p>0.19</text:p>
          </table:table-cell>
          <table:table-cell table:formula="of:=([.P19]-([.F19]+[.N19]))" office:value-type="float" office:value="379.04" calcext:value-type="float">
            <text:p>379.04</text:p>
          </table:table-cell>
          <table:table-cell table:formula="of:=[.R19]/INTERNAL_40" office:value-type="float" office:value="60.1650793650794" calcext:value-type="float">
            <text:p>60.17</text:p>
          </table:table-cell>
          <table:table-cell table:formula="of:=[.R19]/EXTERNAL_40" office:value-type="float" office:value="61.6325203252032" calcext:value-type="float">
            <text:p>61.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62.683" calcext:value-type="float">
            <text:p>62.68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85.50045" calcext:value-type="float">
            <text:p>385.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3.4" calcext:value-type="float">
            <text:p>23.4</text:p>
          </table:table-cell>
          <table:table-cell table:formula="of:=[.I20]+[.J20]+[.N20]+[.F20]" office:value-type="float" office:value="520.79045" calcext:value-type="float">
            <text:p>520.79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20]-[.P20]" office:value-type="float" office:value="0.0144500000000107" calcext:value-type="float">
            <text:p>0.01</text:p>
          </table:table-cell>
          <table:table-cell table:formula="of:=([.P20]-([.F20]+[.N20]))" office:value-type="float" office:value="385.486" calcext:value-type="float">
            <text:p>385.49</text:p>
          </table:table-cell>
          <table:table-cell table:formula="of:=[.R20]/INTERNAL_40" office:value-type="float" office:value="61.188253968254" calcext:value-type="float">
            <text:p>61.19</text:p>
          </table:table-cell>
          <table:table-cell table:formula="of:=[.R20]/EXTERNAL_40" office:value-type="float" office:value="62.6806504065041" calcext:value-type="float">
            <text:p>62.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69.05" calcext:value-type="float">
            <text:p>69.05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393.585" calcext:value-type="float">
            <text:p>393.59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520.776" calcext:value-type="float">
            <text:p>520.78</text:p>
          </table:table-cell>
          <table:table-cell table:formula="of:=DQS1" office:value-type="float" office:value="520.776" calcext:value-type="float">
            <text:p>520.78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58.66" calcext:value-type="float">
            <text:p>58.66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360.759" calcext:value-type="float">
            <text:p>360.7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3.4" calcext:value-type="float">
            <text:p>23.4</text:p>
          </table:table-cell>
          <table:table-cell table:style-name="ce12" table:formula="of:=[.I22]+[.J22]+[.N22]+[.F22]" office:value-type="float" office:value="490.549" calcext:value-type="float">
            <text:p>490.55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2]-[.P22]" office:value-type="float" office:value="0.0040000000000191" calcext:value-type="float">
            <text:p>0.00</text:p>
          </table:table-cell>
          <table:table-cell table:formula="of:=([.P22]-([.F22]+[.N22]))" office:value-type="float" office:value="360.755" calcext:value-type="float">
            <text:p>360.76</text:p>
          </table:table-cell>
          <table:table-cell table:formula="of:=[.R22]/INTERNAL_40" office:value-type="float" office:value="57.2626984126984" calcext:value-type="float">
            <text:p>57.26</text:p>
          </table:table-cell>
          <table:table-cell table:formula="of:=[.R22]/EXTERNAL_40" office:value-type="float" office:value="58.6593495934959" calcext:value-type="float">
            <text:p>58.66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 office:value-type="float" office:value="56.84" calcext:value-type="float">
            <text:p>56.84</text:p>
          </table:table-cell>
          <table:table-cell table:style-name="ce12"/>
          <table:table-cell table:style-name="ce12" table:formula="of:=[.G23]*INTERNAL_40" office:value-type="float" office:value="358.092" calcext:value-type="float">
            <text:p>358.09</text:p>
          </table:table-cell>
          <table:table-cell table:style-name="ce12" table:formula="of:=[.H2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3]+VIA_13*[.L23]+VIA_16*[.M23]" office:value-type="float" office:value="22.2" calcext:value-type="float">
            <text:p>22.2</text:p>
          </table:table-cell>
          <table:table-cell table:style-name="ce12" table:formula="of:=[.I23]+[.J23]+[.N23]+[.F23]" office:value-type="float" office:value="490.572" calcext:value-type="float">
            <text:p>490.57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3]-[.P23]" office:value-type="float" office:value="0.0270000000000437" calcext:value-type="float">
            <text:p>0.03</text:p>
          </table:table-cell>
          <table:table-cell table:formula="of:=([.P23]-([.F23]+[.N23]))" office:value-type="float" office:value="358.065" calcext:value-type="float">
            <text:p>358.07</text:p>
          </table:table-cell>
          <table:table-cell table:formula="of:=[.R23]/INTERNAL_40" office:value-type="float" office:value="56.8357142857143" calcext:value-type="float">
            <text:p>56.84</text:p>
          </table:table-cell>
          <table:table-cell table:formula="of:=[.R23]/EXTERNAL_40" office:value-type="float" office:value="58.2219512195122" calcext:value-type="float">
            <text:p>58.22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64.73" calcext:value-type="float">
            <text:p>64.73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398.0895" calcext:value-type="float">
            <text:p>398.0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3.4" calcext:value-type="float">
            <text:p>23.4</text:p>
          </table:table-cell>
          <table:table-cell table:style-name="ce12" table:formula="of:=[.I24]+[.J24]+[.N24]+[.F24]" office:value-type="float" office:value="490.5235" calcext:value-type="float">
            <text:p>490.52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4]-[.P24]" office:value-type="float" office:value="-0.0214999999999463" calcext:value-type="float">
            <text:p>-0.02</text:p>
          </table:table-cell>
          <table:table-cell table:formula="of:=([.P24]-([.F24]+[.N24]))" office:value-type="float" office:value="398.111" calcext:value-type="float">
            <text:p>398.11</text:p>
          </table:table-cell>
          <table:table-cell table:formula="of:=[.R24]/INTERNAL_40" office:value-type="float" office:value="63.1922222222222" calcext:value-type="float">
            <text:p>63.19</text:p>
          </table:table-cell>
          <table:table-cell table:formula="of:=[.R24]/EXTERNAL_40" office:value-type="float" office:value="64.7334959349594" calcext:value-type="float">
            <text:p>64.7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64.82" calcext:value-type="float">
            <text:p>64.82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398.643" calcext:value-type="float">
            <text:p>398.6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3.4" calcext:value-type="float">
            <text:p>23.4</text:p>
          </table:table-cell>
          <table:table-cell table:style-name="ce12" table:formula="of:=[.I25]+[.J25]+[.N25]+[.F25]" office:value-type="float" office:value="490.519" calcext:value-type="float">
            <text:p>490.52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5]-[.P25]" office:value-type="float" office:value="-0.0260000000000105" calcext:value-type="float">
            <text:p>-0.03</text:p>
          </table:table-cell>
          <table:table-cell table:formula="of:=([.P25]-([.F25]+[.N25]))" office:value-type="float" office:value="398.669" calcext:value-type="float">
            <text:p>398.67</text:p>
          </table:table-cell>
          <table:table-cell table:formula="of:=[.R25]/INTERNAL_40" office:value-type="float" office:value="63.2807936507937" calcext:value-type="float">
            <text:p>63.28</text:p>
          </table:table-cell>
          <table:table-cell table:formula="of:=[.R25]/EXTERNAL_40" office:value-type="float" office:value="64.8242276422764" calcext:value-type="float">
            <text:p>64.8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 office:value-type="float" office:value="57.66" calcext:value-type="float">
            <text:p>57.66</text:p>
          </table:table-cell>
          <table:table-cell table:style-name="ce12"/>
          <table:table-cell table:style-name="ce12" table:formula="of:=[.G26]*INTERNAL_40" office:value-type="float" office:value="363.258" calcext:value-type="float">
            <text:p>363.26</text:p>
          </table:table-cell>
          <table:table-cell table:style-name="ce12" table:formula="of:=[.H2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6]+VIA_13*[.L26]+VIA_16*[.M26]" office:value-type="float" office:value="22.2" calcext:value-type="float">
            <text:p>22.2</text:p>
          </table:table-cell>
          <table:table-cell table:style-name="ce12" table:formula="of:=[.I26]+[.J26]+[.N26]+[.F26]" office:value-type="float" office:value="490.576" calcext:value-type="float">
            <text:p>490.58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6]-[.P26]" office:value-type="float" office:value="0.0310000000000059" calcext:value-type="float">
            <text:p>0.03</text:p>
          </table:table-cell>
          <table:table-cell table:formula="of:=([.P26]-([.F26]+[.N26]))" office:value-type="float" office:value="363.227" calcext:value-type="float">
            <text:p>363.23</text:p>
          </table:table-cell>
          <table:table-cell table:formula="of:=[.R26]/INTERNAL_40" office:value-type="float" office:value="57.6550793650794" calcext:value-type="float">
            <text:p>57.66</text:p>
          </table:table-cell>
          <table:table-cell table:formula="of:=[.R26]/EXTERNAL_40" office:value-type="float" office:value="59.0613008130081" calcext:value-type="float">
            <text:p>59.0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 office:value-type="float" office:value="56.91" calcext:value-type="float">
            <text:p>56.91</text:p>
          </table:table-cell>
          <table:table-cell table:style-name="ce12"/>
          <table:table-cell table:style-name="ce12" table:formula="of:=[.G27]*INTERNAL_40" office:value-type="float" office:value="358.533" calcext:value-type="float">
            <text:p>358.53</text:p>
          </table:table-cell>
          <table:table-cell table:style-name="ce12" table:formula="of:=[.H2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7]+VIA_13*[.L27]+VIA_16*[.M27]" office:value-type="float" office:value="22.2" calcext:value-type="float">
            <text:p>22.2</text:p>
          </table:table-cell>
          <table:table-cell table:style-name="ce12" table:formula="of:=[.I27]+[.J27]+[.N27]+[.F27]" office:value-type="float" office:value="490.556" calcext:value-type="float">
            <text:p>490.56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7]-[.P27]" office:value-type="float" office:value="0.0109999999999673" calcext:value-type="float">
            <text:p>0.01</text:p>
          </table:table-cell>
          <table:table-cell table:formula="of:=([.P27]-([.F27]+[.N27]))" office:value-type="float" office:value="358.522" calcext:value-type="float">
            <text:p>358.52</text:p>
          </table:table-cell>
          <table:table-cell table:formula="of:=[.R27]/INTERNAL_40" office:value-type="float" office:value="56.908253968254" calcext:value-type="float">
            <text:p>56.91</text:p>
          </table:table-cell>
          <table:table-cell table:formula="of:=[.R27]/EXTERNAL_40" office:value-type="float" office:value="58.2962601626016" calcext:value-type="float">
            <text:p>58.3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60.38" calcext:value-type="float">
            <text:p>60.38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71.337" calcext:value-type="float">
            <text:p>371.3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3.4" calcext:value-type="float">
            <text:p>23.4</text:p>
          </table:table-cell>
          <table:table-cell table:style-name="ce12" table:formula="of:=[.I28]+[.J28]+[.N28]+[.F28]" office:value-type="float" office:value="490.519" calcext:value-type="float">
            <text:p>490.52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8]-[.P28]" office:value-type="float" office:value="-0.0259999999999536" calcext:value-type="float">
            <text:p>-0.03</text:p>
          </table:table-cell>
          <table:table-cell table:formula="of:=([.P28]-([.F28]+[.N28]))" office:value-type="float" office:value="371.363" calcext:value-type="float">
            <text:p>371.36</text:p>
          </table:table-cell>
          <table:table-cell table:formula="of:=[.R28]/INTERNAL_40" office:value-type="float" office:value="58.9465079365079" calcext:value-type="float">
            <text:p>58.95</text:p>
          </table:table-cell>
          <table:table-cell table:formula="of:=[.R28]/EXTERNAL_40" office:value-type="float" office:value="60.3842276422764" calcext:value-type="float">
            <text:p>60.3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58.78" calcext:value-type="float">
            <text:p>58.78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61.497" calcext:value-type="float">
            <text:p>361.5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3.4" calcext:value-type="float">
            <text:p>23.4</text:p>
          </table:table-cell>
          <table:table-cell table:style-name="ce12" table:formula="of:=[.I29]+[.J29]+[.N29]+[.F29]" office:value-type="float" office:value="490.549" calcext:value-type="float">
            <text:p>490.55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29]-[.P29]" office:value-type="float" office:value="0.0040000000000191" calcext:value-type="float">
            <text:p>0.00</text:p>
          </table:table-cell>
          <table:table-cell table:formula="of:=([.P29]-([.F29]+[.N29]))" office:value-type="float" office:value="361.493" calcext:value-type="float">
            <text:p>361.49</text:p>
          </table:table-cell>
          <table:table-cell table:formula="of:=[.R29]/INTERNAL_40" office:value-type="float" office:value="57.3798412698413" calcext:value-type="float">
            <text:p>57.38</text:p>
          </table:table-cell>
          <table:table-cell table:formula="of:=[.R29]/EXTERNAL_40" office:value-type="float" office:value="58.7793495934959" calcext:value-type="float">
            <text:p>58.7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6.786" calcext:value-type="float">
            <text:p>116.79</text:p>
          </table:table-cell>
          <table:table-cell table:style-name="ce7" office:value-type="float" office:value="117.96" calcext:value-type="float">
            <text:p>117.96</text:p>
          </table:table-cell>
          <table:table-cell table:style-name="ce10" table:formula="of:=AVERAGE([.D30:.E30])" office:value-type="float" office:value="117.373" calcext:value-type="float">
            <text:p>117.37</text:p>
          </table:table-cell>
          <table:table-cell table:style-name="ce12"/>
          <table:table-cell table:style-name="ce12" office:value-type="float" office:value="56.87" calcext:value-type="float">
            <text:p>56.87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49.7505" calcext:value-type="float">
            <text:p>349.7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3.4" calcext:value-type="float">
            <text:p>23.4</text:p>
          </table:table-cell>
          <table:table-cell table:style-name="ce12" table:formula="of:=[.I30]+[.J30]+[.N30]+[.F30]" office:value-type="float" office:value="490.5235" calcext:value-type="float">
            <text:p>490.52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30]-[.P30]" office:value-type="float" office:value="-0.0215000000000032" calcext:value-type="float">
            <text:p>-0.02</text:p>
          </table:table-cell>
          <table:table-cell table:formula="of:=([.P30]-([.F30]+[.N30]))" office:value-type="float" office:value="349.772" calcext:value-type="float">
            <text:p>349.77</text:p>
          </table:table-cell>
          <table:table-cell table:formula="of:=[.R30]/INTERNAL_40" office:value-type="float" office:value="55.5193650793651" calcext:value-type="float">
            <text:p>55.52</text:p>
          </table:table-cell>
          <table:table-cell table:formula="of:=[.R30]/EXTERNAL_40" office:value-type="float" office:value="56.8734959349593" calcext:value-type="float">
            <text:p>56.8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66" calcext:value-type="float">
            <text:p>66.00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376.2" calcext:value-type="float">
            <text:p>376.2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3.4" calcext:value-type="float">
            <text:p>23.4</text:p>
          </table:table-cell>
          <table:table-cell table:style-name="ce12" table:formula="of:=[.I31]+[.J31]+[.N31]+[.F31]" office:value-type="float" office:value="490.545" calcext:value-type="float">
            <text:p>490.55</text:p>
          </table:table-cell>
          <table:table-cell table:style-name="ce12" table:formula="of:=DQS2" office:value-type="float" office:value="490.545" calcext:value-type="float">
            <text:p>490.55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51.754" calcext:value-type="float">
            <text:p>51.75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318.2871" calcext:value-type="float">
            <text:p>318.29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65.4211" calcext:value-type="float">
            <text:p>465.42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2]-[.P32]" office:value-type="float" office:value="-1.40289999999999" calcext:value-type="float">
            <text:p>-1.40</text:p>
          </table:table-cell>
          <table:table-cell table:formula="of:=([.P32]-([.F32]+[.N32]))" office:value-type="float" office:value="319.69" calcext:value-type="float">
            <text:p>319.69</text:p>
          </table:table-cell>
          <table:table-cell table:formula="of:=[.R32]/INTERNAL_40" office:value-type="float" office:value="50.7444444444445" calcext:value-type="float">
            <text:p>50.74</text:p>
          </table:table-cell>
          <table:table-cell table:formula="of:=[.R32]/EXTERNAL_40" office:value-type="float" office:value="51.9821138211382" calcext:value-type="float">
            <text:p>51.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52.428" calcext:value-type="float">
            <text:p>52.43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322.4322" calcext:value-type="float">
            <text:p>322.43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465.7062" calcext:value-type="float">
            <text:p>465.71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3]-[.P33]" office:value-type="float" office:value="-1.11779999999999" calcext:value-type="float">
            <text:p>-1.12</text:p>
          </table:table-cell>
          <table:table-cell table:formula="of:=([.P33]-([.F33]+[.N33]))" office:value-type="float" office:value="323.55" calcext:value-type="float">
            <text:p>323.55</text:p>
          </table:table-cell>
          <table:table-cell table:formula="of:=[.R33]/INTERNAL_40" office:value-type="float" office:value="51.3571428571429" calcext:value-type="float">
            <text:p>51.36</text:p>
          </table:table-cell>
          <table:table-cell table:formula="of:=[.R33]/EXTERNAL_40" office:value-type="float" office:value="52.609756097561" calcext:value-type="float">
            <text:p>52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51.74" calcext:value-type="float">
            <text:p>51.74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318.201" calcext:value-type="float">
            <text:p>318.20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465.581" calcext:value-type="float">
            <text:p>465.58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4]-[.P34]" office:value-type="float" office:value="-1.243" calcext:value-type="float">
            <text:p>-1.24</text:p>
          </table:table-cell>
          <table:table-cell table:formula="of:=([.P34]-([.F34]+[.N34]))" office:value-type="float" office:value="319.444" calcext:value-type="float">
            <text:p>319.44</text:p>
          </table:table-cell>
          <table:table-cell table:formula="of:=[.R34]/INTERNAL_40" office:value-type="float" office:value="50.7053968253968" calcext:value-type="float">
            <text:p>50.71</text:p>
          </table:table-cell>
          <table:table-cell table:formula="of:=[.R34]/EXTERNAL_40" office:value-type="float" office:value="51.9421138211382" calcext:value-type="float">
            <text:p>51.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52.99" calcext:value-type="float">
            <text:p>52.99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325.8885" calcext:value-type="float">
            <text:p>325.89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466.1515" calcext:value-type="float">
            <text:p>466.15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5]-[.P35]" office:value-type="float" office:value="-0.672499999999957" calcext:value-type="float">
            <text:p>-0.67</text:p>
          </table:table-cell>
          <table:table-cell table:formula="of:=([.P35]-([.F35]+[.N35]))" office:value-type="float" office:value="326.561" calcext:value-type="float">
            <text:p>326.56</text:p>
          </table:table-cell>
          <table:table-cell table:formula="of:=[.R35]/INTERNAL_40" office:value-type="float" office:value="51.8350793650794" calcext:value-type="float">
            <text:p>51.84</text:p>
          </table:table-cell>
          <table:table-cell table:formula="of:=[.R35]/EXTERNAL_40" office:value-type="float" office:value="53.0993495934959" calcext:value-type="float">
            <text:p>53.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92.79535" calcext:value-type="float">
            <text:p>292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3.4" calcext:value-type="float">
            <text:p>23.4</text:p>
          </table:table-cell>
          <table:table-cell table:formula="of:=[.I36]+[.J36]+[.N36]+[.F36]" office:value-type="float" office:value="467.13635" calcext:value-type="float">
            <text:p>467.14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6]-[.P36]" office:value-type="float" office:value="0.312349999999981" calcext:value-type="float">
            <text:p>0.31</text:p>
          </table:table-cell>
          <table:table-cell table:formula="of:=([.P36]-([.F36]+[.N36]))" office:value-type="float" office:value="292.483" calcext:value-type="float">
            <text:p>292.48</text:p>
          </table:table-cell>
          <table:table-cell table:formula="of:=[.R36]/INTERNAL_40" office:value-type="float" office:value="46.425873015873" calcext:value-type="float">
            <text:p>46.43</text:p>
          </table:table-cell>
          <table:table-cell table:formula="of:=[.R36]/EXTERNAL_40" office:value-type="float" office:value="47.5582113821138" calcext:value-type="float">
            <text:p>47.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9.612" calcext:value-type="float">
            <text:p>49.61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305.1138" calcext:value-type="float">
            <text:p>305.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3.4" calcext:value-type="float">
            <text:p>23.4</text:p>
          </table:table-cell>
          <table:table-cell table:formula="of:=[.I37]+[.J37]+[.N37]+[.F37]" office:value-type="float" office:value="465.4688" calcext:value-type="float">
            <text:p>465.47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7]-[.P37]" office:value-type="float" office:value="-1.35520000000002" calcext:value-type="float">
            <text:p>-1.36</text:p>
          </table:table-cell>
          <table:table-cell table:formula="of:=([.P37]-([.F37]+[.N37]))" office:value-type="float" office:value="306.469" calcext:value-type="float">
            <text:p>306.47</text:p>
          </table:table-cell>
          <table:table-cell table:formula="of:=[.R37]/INTERNAL_40" office:value-type="float" office:value="48.645873015873" calcext:value-type="float">
            <text:p>48.65</text:p>
          </table:table-cell>
          <table:table-cell table:formula="of:=[.R37]/EXTERNAL_40" office:value-type="float" office:value="49.8323577235772" calcext:value-type="float">
            <text:p>49.83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50.947" calcext:value-type="float">
            <text:p>50.95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313.32405" calcext:value-type="float">
            <text:p>313.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3.4" calcext:value-type="float">
            <text:p>23.4</text:p>
          </table:table-cell>
          <table:table-cell table:formula="of:=[.I38]+[.J38]+[.N38]+[.F38]" office:value-type="float" office:value="466.01705" calcext:value-type="float">
            <text:p>466.02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8]-[.P38]" office:value-type="float" office:value="-0.806949999999972" calcext:value-type="float">
            <text:p>-0.81</text:p>
          </table:table-cell>
          <table:table-cell table:formula="of:=([.P38]-([.F38]+[.N38]))" office:value-type="float" office:value="314.131" calcext:value-type="float">
            <text:p>314.13</text:p>
          </table:table-cell>
          <table:table-cell table:formula="of:=[.R38]/INTERNAL_40" office:value-type="float" office:value="49.8620634920635" calcext:value-type="float">
            <text:p>49.86</text:p>
          </table:table-cell>
          <table:table-cell table:formula="of:=[.R38]/EXTERNAL_40" office:value-type="float" office:value="51.0782113821138" calcext:value-type="float">
            <text:p>51.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50.317" calcext:value-type="float">
            <text:p>50.32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309.44955" calcext:value-type="float">
            <text:p>309.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3.4" calcext:value-type="float">
            <text:p>23.4</text:p>
          </table:table-cell>
          <table:table-cell table:formula="of:=[.I39]+[.J39]+[.N39]+[.F39]" office:value-type="float" office:value="465.87755" calcext:value-type="float">
            <text:p>465.88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39]-[.P39]" office:value-type="float" office:value="-0.94644999999997" calcext:value-type="float">
            <text:p>-0.95</text:p>
          </table:table-cell>
          <table:table-cell table:formula="of:=([.P39]-([.F39]+[.N39]))" office:value-type="float" office:value="310.396" calcext:value-type="float">
            <text:p>310.40</text:p>
          </table:table-cell>
          <table:table-cell table:formula="of:=[.R39]/INTERNAL_40" office:value-type="float" office:value="49.2692063492064" calcext:value-type="float">
            <text:p>49.27</text:p>
          </table:table-cell>
          <table:table-cell table:formula="of:=[.R39]/EXTERNAL_40" office:value-type="float" office:value="50.4708943089431" calcext:value-type="float">
            <text:p>50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54.55" calcext:value-type="float">
            <text:p>54.55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335.4825" calcext:value-type="float">
            <text:p>335.48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466.4865" calcext:value-type="float">
            <text:p>466.49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40]-[.P40]" office:value-type="float" office:value="-0.337500000000034" calcext:value-type="float">
            <text:p>-0.34</text:p>
          </table:table-cell>
          <table:table-cell table:formula="of:=([.P40]-([.F40]+[.N40]))" office:value-type="float" office:value="335.82" calcext:value-type="float">
            <text:p>335.82</text:p>
          </table:table-cell>
          <table:table-cell table:formula="of:=[.R40]/INTERNAL_40" office:value-type="float" office:value="53.3047619047619" calcext:value-type="float">
            <text:p>53.30</text:p>
          </table:table-cell>
          <table:table-cell table:formula="of:=[.R40]/EXTERNAL_40" office:value-type="float" office:value="54.6048780487805" calcext:value-type="float">
            <text:p>54.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53" calcext:value-type="float">
            <text:p>53.0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302.1" calcext:value-type="float">
            <text:p>302.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3.4" calcext:value-type="float">
            <text:p>23.4</text:p>
          </table:table-cell>
          <table:table-cell table:formula="of:=[.I41]+[.J41]+[.N41]+[.F41]" office:value-type="float" office:value="466.824" calcext:value-type="float">
            <text:p>466.82</text:p>
          </table:table-cell>
          <table:table-cell table:formula="of:=DQS3" office:value-type="float" office:value="466.824" calcext:value-type="float">
            <text:p>466.82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 office:value-type="string" calcext:value-type="string">
            <text:p>T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0.602" calcext:value-type="float">
            <text:p>100.60</text:p>
          </table:table-cell>
          <table:table-cell table:style-name="ce7" office:value-type="float" office:value="101.614" calcext:value-type="float">
            <text:p>101.61</text:p>
          </table:table-cell>
          <table:table-cell table:style-name="ce10" table:formula="of:=AVERAGE([.D42:.E42])" office:value-type="float" office:value="101.108" calcext:value-type="float">
            <text:p>101.11</text:p>
          </table:table-cell>
          <table:table-cell table:style-name="ce12"/>
          <table:table-cell table:style-name="ce12" office:value-type="float" office:value="57.167" calcext:value-type="float">
            <text:p>57.17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351.57705" calcext:value-type="float">
            <text:p>351.58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52.68505" calcext:value-type="float">
            <text:p>452.69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2]-[.P42]" office:value-type="float" office:value="-0.122949999999946" calcext:value-type="float">
            <text:p>-0.12</text:p>
          </table:table-cell>
          <table:table-cell table:formula="of:=([.P42]-([.F42]+[.N42]))" office:value-type="float" office:value="351.7" calcext:value-type="float">
            <text:p>351.70</text:p>
          </table:table-cell>
          <table:table-cell table:formula="of:=[.R42]/INTERNAL_40" office:value-type="float" office:value="55.8253968253968" calcext:value-type="float">
            <text:p>55.83</text:p>
          </table:table-cell>
          <table:table-cell table:formula="of:=[.R42]/EXTERNAL_40" office:value-type="float" office:value="57.1869918699187" calcext:value-type="float">
            <text:p>57.1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 office:value-type="string" calcext:value-type="string">
            <text:p>T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8.721" calcext:value-type="float">
            <text:p>88.72</text:p>
          </table:table-cell>
          <table:table-cell table:style-name="ce7" office:value-type="float" office:value="89.613" calcext:value-type="float">
            <text:p>89.61</text:p>
          </table:table-cell>
          <table:table-cell table:style-name="ce10" table:formula="of:=AVERAGE([.D43:.E43])" office:value-type="float" office:value="89.167" calcext:value-type="float">
            <text:p>89.17</text:p>
          </table:table-cell>
          <table:table-cell table:style-name="ce12"/>
          <table:table-cell table:style-name="ce12" office:value-type="float" office:value="59.15" calcext:value-type="float">
            <text:p>59.15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363.7725" calcext:value-type="float">
            <text:p>363.77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float" office:value="452.9395" calcext:value-type="float">
            <text:p>452.94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3]-[.P43]" office:value-type="float" office:value="0.131500000000074" calcext:value-type="float">
            <text:p>0.13</text:p>
          </table:table-cell>
          <table:table-cell table:formula="of:=([.P43]-([.F43]+[.N43]))" office:value-type="float" office:value="363.641" calcext:value-type="float">
            <text:p>363.64</text:p>
          </table:table-cell>
          <table:table-cell table:formula="of:=[.R43]/INTERNAL_40" office:value-type="float" office:value="57.7207936507937" calcext:value-type="float">
            <text:p>57.72</text:p>
          </table:table-cell>
          <table:table-cell table:formula="of:=[.R43]/EXTERNAL_40" office:value-type="float" office:value="59.1286178861789" calcext:value-type="float">
            <text:p>59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 office:value-type="string" calcext:value-type="string">
            <text:p>U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13.856" calcext:value-type="float">
            <text:p>113.86</text:p>
          </table:table-cell>
          <table:table-cell table:style-name="ce7" office:value-type="float" office:value="115" calcext:value-type="float">
            <text:p>115.00</text:p>
          </table:table-cell>
          <table:table-cell table:style-name="ce10" table:formula="of:=AVERAGE([.D44:.E44])" office:value-type="float" office:value="114.428" calcext:value-type="float">
            <text:p>114.43</text:p>
          </table:table-cell>
          <table:table-cell table:style-name="ce12"/>
          <table:table-cell table:style-name="ce12" office:value-type="float" office:value="54.727" calcext:value-type="float">
            <text:p>54.7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336.57105" calcext:value-type="float">
            <text:p>336.57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float" office:value="450.99905" calcext:value-type="float">
            <text:p>451.00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4]-[.P44]" office:value-type="float" office:value="-1.80894999999998" calcext:value-type="float">
            <text:p>-1.81</text:p>
          </table:table-cell>
          <table:table-cell table:formula="of:=([.P44]-([.F44]+[.N44]))" office:value-type="float" office:value="338.38" calcext:value-type="float">
            <text:p>338.38</text:p>
          </table:table-cell>
          <table:table-cell table:formula="of:=[.R44]/INTERNAL_40" office:value-type="float" office:value="53.7111111111111" calcext:value-type="float">
            <text:p>53.71</text:p>
          </table:table-cell>
          <table:table-cell table:formula="of:=[.R44]/EXTERNAL_40" office:value-type="float" office:value="55.0211382113821" calcext:value-type="float">
            <text:p>55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 office:value-type="string" calcext:value-type="string">
            <text:p>U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6.204" calcext:value-type="float">
            <text:p>106.20</text:p>
          </table:table-cell>
          <table:table-cell table:style-name="ce7" office:value-type="float" office:value="107.272" calcext:value-type="float">
            <text:p>107.27</text:p>
          </table:table-cell>
          <table:table-cell table:style-name="ce10" table:formula="of:=AVERAGE([.D45:.E45])" office:value-type="float" office:value="106.738" calcext:value-type="float">
            <text:p>106.74</text:p>
          </table:table-cell>
          <table:table-cell table:style-name="ce12"/>
          <table:table-cell table:style-name="ce12" office:value-type="float" office:value="56.12" calcext:value-type="float">
            <text:p>56.12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345.138" calcext:value-type="float">
            <text:p>345.14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float" office:value="451.876" calcext:value-type="float">
            <text:p>451.88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5]-[.P45]" office:value-type="float" office:value="-0.932000000000016" calcext:value-type="float">
            <text:p>-0.93</text:p>
          </table:table-cell>
          <table:table-cell table:formula="of:=([.P45]-([.F45]+[.N45]))" office:value-type="float" office:value="346.07" calcext:value-type="float">
            <text:p>346.07</text:p>
          </table:table-cell>
          <table:table-cell table:formula="of:=[.R45]/INTERNAL_40" office:value-type="float" office:value="54.931746031746" calcext:value-type="float">
            <text:p>54.93</text:p>
          </table:table-cell>
          <table:table-cell table:formula="of:=[.R45]/EXTERNAL_40" office:value-type="float" office:value="56.2715447154472" calcext:value-type="float">
            <text:p>56.2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 office:value-type="string" calcext:value-type="string">
            <text:p>U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79.379" calcext:value-type="float">
            <text:p>79.38</text:p>
          </table:table-cell>
          <table:table-cell table:style-name="ce7" office:value-type="float" office:value="80.176" calcext:value-type="float">
            <text:p>80.18</text:p>
          </table:table-cell>
          <table:table-cell table:style-name="ce10" table:formula="of:=AVERAGE([.D46:.E46])" office:value-type="float" office:value="79.7775" calcext:value-type="float">
            <text:p>79.78</text:p>
          </table:table-cell>
          <table:table-cell table:style-name="ce12"/>
          <table:table-cell table:style-name="ce12" office:value-type="float" office:value="56.894" calcext:value-type="float">
            <text:p>56.89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349.8981" calcext:value-type="float">
            <text:p>349.9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6]+VIA_13*[.L46]+VIA_16*[.M46]" office:value-type="float" office:value="23.4" calcext:value-type="float">
            <text:p>23.4</text:p>
          </table:table-cell>
          <table:table-cell table:style-name="ce12" table:formula="of:=[.I46]+[.J46]+[.N46]+[.F46]" office:value-type="float" office:value="453.0756" calcext:value-type="float">
            <text:p>453.08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6]-[.P46]" office:value-type="float" office:value="0.267600000000016" calcext:value-type="float">
            <text:p>0.27</text:p>
          </table:table-cell>
          <table:table-cell table:formula="of:=([.P46]-([.F46]+[.N46]))" office:value-type="float" office:value="349.6305" calcext:value-type="float">
            <text:p>349.63</text:p>
          </table:table-cell>
          <table:table-cell table:formula="of:=[.R46]/INTERNAL_40" office:value-type="float" office:value="55.4969047619048" calcext:value-type="float">
            <text:p>55.50</text:p>
          </table:table-cell>
          <table:table-cell table:formula="of:=[.R46]/EXTERNAL_40" office:value-type="float" office:value="56.850487804878" calcext:value-type="float">
            <text:p>56.8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 office:value-type="string" calcext:value-type="string">
            <text:p>V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6.011" calcext:value-type="float">
            <text:p>86.01</text:p>
          </table:table-cell>
          <table:table-cell table:style-name="ce7" office:value-type="float" office:value="86.876" calcext:value-type="float">
            <text:p>86.88</text:p>
          </table:table-cell>
          <table:table-cell table:style-name="ce10" table:formula="of:=AVERAGE([.D47:.E47])" office:value-type="float" office:value="86.4435" calcext:value-type="float">
            <text:p>86.44</text:p>
          </table:table-cell>
          <table:table-cell table:style-name="ce12"/>
          <table:table-cell table:style-name="ce12" office:value-type="float" office:value="56.394" calcext:value-type="float">
            <text:p>56.39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346.8231" calcext:value-type="float">
            <text:p>346.8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7]+VIA_13*[.L47]+VIA_16*[.M47]" office:value-type="float" office:value="23.4" calcext:value-type="float">
            <text:p>23.4</text:p>
          </table:table-cell>
          <table:table-cell table:style-name="ce12" table:formula="of:=[.I47]+[.J47]+[.N47]+[.F47]" office:value-type="float" office:value="456.6666" calcext:value-type="float">
            <text:p>456.67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7]-[.P47]" office:value-type="float" office:value="3.85860000000002" calcext:value-type="float">
            <text:p>3.86</text:p>
          </table:table-cell>
          <table:table-cell table:formula="of:=([.P47]-([.F47]+[.N47]))" office:value-type="float" office:value="342.9645" calcext:value-type="float">
            <text:p>342.96</text:p>
          </table:table-cell>
          <table:table-cell table:formula="of:=[.R47]/INTERNAL_40" office:value-type="float" office:value="54.4388095238095" calcext:value-type="float">
            <text:p>54.44</text:p>
          </table:table-cell>
          <table:table-cell table:formula="of:=[.R47]/EXTERNAL_40" office:value-type="float" office:value="55.7665853658537" calcext:value-type="float">
            <text:p>55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 office:value-type="string" calcext:value-type="string">
            <text:p>W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9.719" calcext:value-type="float">
            <text:p>129.72</text:p>
          </table:table-cell>
          <table:table-cell table:style-name="ce7" office:value-type="float" office:value="131.023" calcext:value-type="float">
            <text:p>131.02</text:p>
          </table:table-cell>
          <table:table-cell table:style-name="ce10" table:formula="of:=AVERAGE([.D48:.E48])" office:value-type="float" office:value="130.371" calcext:value-type="float">
            <text:p>130.37</text:p>
          </table:table-cell>
          <table:table-cell table:style-name="ce12"/>
          <table:table-cell table:style-name="ce12" office:value-type="float" office:value="48.346" calcext:value-type="float">
            <text:p>48.35</text:p>
          </table:table-cell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297.3279" calcext:value-type="float">
            <text:p>297.3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8]+VIA_13*[.L48]+VIA_16*[.M48]" office:value-type="float" office:value="23.4" calcext:value-type="float">
            <text:p>23.4</text:p>
          </table:table-cell>
          <table:table-cell table:style-name="ce12" table:formula="of:=[.I48]+[.J48]+[.N48]+[.F48]" office:value-type="float" office:value="451.0989" calcext:value-type="float">
            <text:p>451.10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8]-[.P48]" office:value-type="float" office:value="-1.70910000000004" calcext:value-type="float">
            <text:p>-1.71</text:p>
          </table:table-cell>
          <table:table-cell table:formula="of:=([.P48]-([.F48]+[.N48]))" office:value-type="float" office:value="299.037" calcext:value-type="float">
            <text:p>299.04</text:p>
          </table:table-cell>
          <table:table-cell table:formula="of:=[.R48]/INTERNAL_40" office:value-type="float" office:value="47.4661904761905" calcext:value-type="float">
            <text:p>47.47</text:p>
          </table:table-cell>
          <table:table-cell table:formula="of:=[.R48]/EXTERNAL_40" office:value-type="float" office:value="48.6239024390244" calcext:value-type="float">
            <text:p>48.6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 office:value-type="string" calcext:value-type="string">
            <text:p>W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4.706" calcext:value-type="float">
            <text:p>124.71</text:p>
          </table:table-cell>
          <table:table-cell table:style-name="ce7" office:value-type="float" office:value="125.96" calcext:value-type="float">
            <text:p>125.96</text:p>
          </table:table-cell>
          <table:table-cell table:style-name="ce10" table:formula="of:=AVERAGE([.D49:.E49])" office:value-type="float" office:value="125.333" calcext:value-type="float">
            <text:p>125.33</text:p>
          </table:table-cell>
          <table:table-cell table:style-name="ce12"/>
          <table:table-cell table:style-name="ce12" office:value-type="float" office:value="49.76" calcext:value-type="float">
            <text:p>49.76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306.024" calcext:value-type="float">
            <text:p>306.0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9]+VIA_13*[.L49]+VIA_16*[.M49]" office:value-type="float" office:value="23.4" calcext:value-type="float">
            <text:p>23.4</text:p>
          </table:table-cell>
          <table:table-cell table:style-name="ce12" table:formula="of:=[.I49]+[.J49]+[.N49]+[.F49]" office:value-type="float" office:value="454.757" calcext:value-type="float">
            <text:p>454.76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49]-[.P49]" office:value-type="float" office:value="1.94899999999996" calcext:value-type="float">
            <text:p>1.95</text:p>
          </table:table-cell>
          <table:table-cell table:formula="of:=([.P49]-([.F49]+[.N49]))" office:value-type="float" office:value="304.075" calcext:value-type="float">
            <text:p>304.08</text:p>
          </table:table-cell>
          <table:table-cell table:formula="of:=[.R49]/INTERNAL_40" office:value-type="float" office:value="48.265873015873" calcext:value-type="float">
            <text:p>48.27</text:p>
          </table:table-cell>
          <table:table-cell table:formula="of:=[.R49]/EXTERNAL_40" office:value-type="float" office:value="49.4430894308943" calcext:value-type="float">
            <text:p>49.4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V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3.424" calcext:value-type="float">
            <text:p>123.42</text:p>
          </table:table-cell>
          <table:table-cell table:style-name="ce7" office:value-type="float" office:value="124.664" calcext:value-type="float">
            <text:p>124.66</text:p>
          </table:table-cell>
          <table:table-cell table:style-name="ce10" table:formula="of:=AVERAGE([.D50:.E50])" office:value-type="float" office:value="124.044" calcext:value-type="float">
            <text:p>124.04</text:p>
          </table:table-cell>
          <table:table-cell table:style-name="ce12"/>
          <table:table-cell table:style-name="ce12" office:value-type="float" office:value="49.658" calcext:value-type="float">
            <text:p>49.66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305.3967" calcext:value-type="float">
            <text:p>305.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0]+VIA_13*[.L50]+VIA_16*[.M50]" office:value-type="float" office:value="23.4" calcext:value-type="float">
            <text:p>23.4</text:p>
          </table:table-cell>
          <table:table-cell table:style-name="ce12" table:formula="of:=[.I50]+[.J50]+[.N50]+[.F50]" office:value-type="float" office:value="452.8407" calcext:value-type="float">
            <text:p>452.84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50]-[.P50]" office:value-type="float" office:value="0.0326999999999771" calcext:value-type="float">
            <text:p>0.03</text:p>
          </table:table-cell>
          <table:table-cell table:formula="of:=([.P50]-([.F50]+[.N50]))" office:value-type="float" office:value="305.364" calcext:value-type="float">
            <text:p>305.36</text:p>
          </table:table-cell>
          <table:table-cell table:formula="of:=[.R50]/INTERNAL_40" office:value-type="float" office:value="48.4704761904762" calcext:value-type="float">
            <text:p>48.47</text:p>
          </table:table-cell>
          <table:table-cell table:formula="of:=[.R50]/EXTERNAL_40" office:value-type="float" office:value="49.6526829268293" calcext:value-type="float">
            <text:p>49.6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T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95.478" calcext:value-type="float">
            <text:p>95.48</text:p>
          </table:table-cell>
          <table:table-cell table:style-name="ce7" office:value-type="float" office:value="96.438" calcext:value-type="float">
            <text:p>96.44</text:p>
          </table:table-cell>
          <table:table-cell table:style-name="ce10" table:formula="of:=AVERAGE([.D51:.E51])" office:value-type="float" office:value="95.958" calcext:value-type="float">
            <text:p>95.96</text:p>
          </table:table-cell>
          <table:table-cell table:style-name="ce12"/>
          <table:table-cell table:style-name="ce12" office:value-type="float" office:value="58.5" calcext:value-type="float">
            <text:p>58.5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333.45" calcext:value-type="float">
            <text:p>333.4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1]+VIA_13*[.L51]+VIA_16*[.M51]" office:value-type="float" office:value="23.4" calcext:value-type="float">
            <text:p>23.4</text:p>
          </table:table-cell>
          <table:table-cell table:style-name="ce12" table:formula="of:=[.I51]+[.J51]+[.N51]+[.F51]" office:value-type="float" office:value="452.808" calcext:value-type="float">
            <text:p>452.81</text:p>
          </table:table-cell>
          <table:table-cell table:style-name="ce12" table:formula="of:=DQS4" office:value-type="float" office:value="452.808" calcext:value-type="float">
            <text:p>452.81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Y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4.667" calcext:value-type="float">
            <text:p>134.67</text:p>
          </table:table-cell>
          <table:table-cell table:style-name="ce8" office:value-type="float" office:value="136.021" calcext:value-type="float">
            <text:p>136.02</text:p>
          </table:table-cell>
          <table:table-cell table:formula="of:=AVERAGE([.D52:.E52])" office:value-type="float" office:value="135.344" calcext:value-type="float">
            <text:p>135.34</text:p>
          </table:table-cell>
          <table:table-cell/>
          <table:table-cell office:value-type="float" office:value="58.02" calcext:value-type="float">
            <text:p>58.02</text:p>
          </table:table-cell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356.823" calcext:value-type="float">
            <text:p>356.82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float" office:value="492.167" calcext:value-type="float">
            <text:p>492.17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2]-[.P52]" office:value-type="float" office:value="0.240100000000041" calcext:value-type="float">
            <text:p>0.24</text:p>
          </table:table-cell>
          <table:table-cell table:formula="of:=([.P52]-([.F52]+[.N52]))" office:value-type="float" office:value="356.5829" calcext:value-type="float">
            <text:p>356.58</text:p>
          </table:table-cell>
          <table:table-cell table:formula="of:=[.R52]/INTERNAL_40" office:value-type="float" office:value="56.6004603174603" calcext:value-type="float">
            <text:p>56.60</text:p>
          </table:table-cell>
          <table:table-cell table:formula="of:=[.R52]/EXTERNAL_40" office:value-type="float" office:value="57.9809593495935" calcext:value-type="float">
            <text:p>57.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Y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4.836" calcext:value-type="float">
            <text:p>124.84</text:p>
          </table:table-cell>
          <table:table-cell table:style-name="ce8" office:value-type="float" office:value="126.09" calcext:value-type="float">
            <text:p>126.09</text:p>
          </table:table-cell>
          <table:table-cell table:formula="of:=AVERAGE([.D53:.E53])" office:value-type="float" office:value="125.463" calcext:value-type="float">
            <text:p>125.46</text:p>
          </table:table-cell>
          <table:table-cell/>
          <table:table-cell office:value-type="float" office:value="59.72" calcext:value-type="float">
            <text:p>59.72</text:p>
          </table:table-cell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367.278" calcext:value-type="float">
            <text:p>367.28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float" office:value="492.741" calcext:value-type="float">
            <text:p>492.74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3]-[.P53]" office:value-type="float" office:value="0.814099999999996" calcext:value-type="float">
            <text:p>0.81</text:p>
          </table:table-cell>
          <table:table-cell table:formula="of:=([.P53]-([.F53]+[.N53]))" office:value-type="float" office:value="366.4639" calcext:value-type="float">
            <text:p>366.46</text:p>
          </table:table-cell>
          <table:table-cell table:formula="of:=[.R53]/INTERNAL_40" office:value-type="float" office:value="58.168873015873" calcext:value-type="float">
            <text:p>58.17</text:p>
          </table:table-cell>
          <table:table-cell table:formula="of:=[.R53]/EXTERNAL_40" office:value-type="float" office:value="59.5876260162602" calcext:value-type="float">
            <text:p>59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 office:value-type="string" calcext:value-type="string">
            <text:p>AA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211" calcext:value-type="float">
            <text:p>112.21</text:p>
          </table:table-cell>
          <table:table-cell table:style-name="ce8" office:value-type="float" office:value="113.339" calcext:value-type="float">
            <text:p>113.34</text:p>
          </table:table-cell>
          <table:table-cell table:formula="of:=AVERAGE([.D54:.E54])" office:value-type="float" office:value="112.775" calcext:value-type="float">
            <text:p>112.78</text:p>
          </table:table-cell>
          <table:table-cell/>
          <table:table-cell office:value-type="float" office:value="61.91" calcext:value-type="float">
            <text:p>61.91</text:p>
          </table:table-cell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380.7465" calcext:value-type="float">
            <text:p>380.75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float" office:value="493.5215" calcext:value-type="float">
            <text:p>493.52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4]-[.P54]" office:value-type="float" office:value="1.59460000000007" calcext:value-type="float">
            <text:p>1.59</text:p>
          </table:table-cell>
          <table:table-cell table:formula="of:=([.P54]-([.F54]+[.N54]))" office:value-type="float" office:value="379.1519" calcext:value-type="float">
            <text:p>379.15</text:p>
          </table:table-cell>
          <table:table-cell table:formula="of:=[.R54]/INTERNAL_40" office:value-type="float" office:value="60.1828412698413" calcext:value-type="float">
            <text:p>60.18</text:p>
          </table:table-cell>
          <table:table-cell table:formula="of:=[.R54]/EXTERNAL_40" office:value-type="float" office:value="61.6507154471545" calcext:value-type="float">
            <text:p>61.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 office:value-type="string" calcext:value-type="string">
            <text:p>AB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739" calcext:value-type="float">
            <text:p>120.74</text:p>
          </table:table-cell>
          <table:table-cell table:style-name="ce8" office:value-type="float" office:value="121.953" calcext:value-type="float">
            <text:p>121.95</text:p>
          </table:table-cell>
          <table:table-cell table:formula="of:=AVERAGE([.D55:.E55])" office:value-type="float" office:value="121.346" calcext:value-type="float">
            <text:p>121.35</text:p>
          </table:table-cell>
          <table:table-cell/>
          <table:table-cell office:value-type="float" office:value="60.43" calcext:value-type="float">
            <text:p>60.43</text:p>
          </table:table-cell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371.6445" calcext:value-type="float">
            <text:p>371.64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float" office:value="492.9905" calcext:value-type="float">
            <text:p>492.99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5]-[.P55]" office:value-type="float" office:value="1.06360000000001" calcext:value-type="float">
            <text:p>1.06</text:p>
          </table:table-cell>
          <table:table-cell table:formula="of:=([.P55]-([.F55]+[.N55]))" office:value-type="float" office:value="370.5809" calcext:value-type="float">
            <text:p>370.58</text:p>
          </table:table-cell>
          <table:table-cell table:formula="of:=[.R55]/INTERNAL_40" office:value-type="float" office:value="58.8223650793651" calcext:value-type="float">
            <text:p>58.82</text:p>
          </table:table-cell>
          <table:table-cell table:formula="of:=[.R55]/EXTERNAL_40" office:value-type="float" office:value="60.2570569105691" calcext:value-type="float">
            <text:p>60.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 office:value-type="string" calcext:value-type="string">
            <text:p>V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5.291" calcext:value-type="float">
            <text:p>105.29</text:p>
          </table:table-cell>
          <table:table-cell table:style-name="ce8" office:value-type="float" office:value="106.349" calcext:value-type="float">
            <text:p>106.35</text:p>
          </table:table-cell>
          <table:table-cell table:formula="of:=AVERAGE([.D56:.E56])" office:value-type="float" office:value="105.82" calcext:value-type="float">
            <text:p>105.82</text:p>
          </table:table-cell>
          <table:table-cell/>
          <table:table-cell office:value-type="float" office:value="59.087" calcext:value-type="float">
            <text:p>59.09</text:p>
          </table:table-cell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363.38505" calcext:value-type="float">
            <text:p>363.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6]+VIA_13*[.L56]+VIA_16*[.M56]" office:value-type="float" office:value="23.4" calcext:value-type="float">
            <text:p>23.4</text:p>
          </table:table-cell>
          <table:table-cell table:formula="of:=[.I56]+[.J56]+[.N56]+[.F56]" office:value-type="float" office:value="492.60505" calcext:value-type="float">
            <text:p>492.61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6]-[.P56]" office:value-type="float" office:value="0.678150000000016" calcext:value-type="float">
            <text:p>0.68</text:p>
          </table:table-cell>
          <table:table-cell table:formula="of:=([.P56]-([.F56]+[.N56]))" office:value-type="float" office:value="362.7069" calcext:value-type="float">
            <text:p>362.71</text:p>
          </table:table-cell>
          <table:table-cell table:formula="of:=[.R56]/INTERNAL_40" office:value-type="float" office:value="57.5725238095238" calcext:value-type="float">
            <text:p>57.57</text:p>
          </table:table-cell>
          <table:table-cell table:formula="of:=[.R56]/EXTERNAL_40" office:value-type="float" office:value="58.9767317073171" calcext:value-type="float">
            <text:p>58.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 office:value-type="string" calcext:value-type="string">
            <text:p>W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8.411" calcext:value-type="float">
            <text:p>108.41</text:p>
          </table:table-cell>
          <table:table-cell table:style-name="ce8" office:value-type="float" office:value="109.501" calcext:value-type="float">
            <text:p>109.50</text:p>
          </table:table-cell>
          <table:table-cell table:formula="of:=AVERAGE([.D57:.E57])" office:value-type="float" office:value="108.956" calcext:value-type="float">
            <text:p>108.96</text:p>
          </table:table-cell>
          <table:table-cell/>
          <table:table-cell office:value-type="float" office:value="58.64" calcext:value-type="float">
            <text:p>58.64</text:p>
          </table:table-cell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360.636" calcext:value-type="float">
            <text:p>360.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7]+VIA_13*[.L57]+VIA_16*[.M57]" office:value-type="float" office:value="23.4" calcext:value-type="float">
            <text:p>23.4</text:p>
          </table:table-cell>
          <table:table-cell table:formula="of:=[.I57]+[.J57]+[.N57]+[.F57]" office:value-type="float" office:value="492.992" calcext:value-type="float">
            <text:p>492.99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7]-[.P57]" office:value-type="float" office:value="1.06510000000003" calcext:value-type="float">
            <text:p>1.07</text:p>
          </table:table-cell>
          <table:table-cell table:formula="of:=([.P57]-([.F57]+[.N57]))" office:value-type="float" office:value="359.5709" calcext:value-type="float">
            <text:p>359.57</text:p>
          </table:table-cell>
          <table:table-cell table:formula="of:=[.R57]/INTERNAL_40" office:value-type="float" office:value="57.074746031746" calcext:value-type="float">
            <text:p>57.07</text:p>
          </table:table-cell>
          <table:table-cell table:formula="of:=[.R57]/EXTERNAL_40" office:value-type="float" office:value="58.4668130081301" calcext:value-type="float">
            <text:p>58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 office:value-type="string" calcext:value-type="string">
            <text:p>V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7.997" calcext:value-type="float">
            <text:p>108.00</text:p>
          </table:table-cell>
          <table:table-cell table:style-name="ce8" office:value-type="float" office:value="109.083" calcext:value-type="float">
            <text:p>109.08</text:p>
          </table:table-cell>
          <table:table-cell table:formula="of:=AVERAGE([.D58:.E58])" office:value-type="float" office:value="108.54" calcext:value-type="float">
            <text:p>108.54</text:p>
          </table:table-cell>
          <table:table-cell/>
          <table:table-cell office:value-type="float" office:value="58.763" calcext:value-type="float">
            <text:p>58.76</text:p>
          </table:table-cell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361.39245" calcext:value-type="float">
            <text:p>361.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8]+VIA_13*[.L58]+VIA_16*[.M58]" office:value-type="float" office:value="23.4" calcext:value-type="float">
            <text:p>23.4</text:p>
          </table:table-cell>
          <table:table-cell table:formula="of:=[.I58]+[.J58]+[.N58]+[.F58]" office:value-type="float" office:value="493.33245" calcext:value-type="float">
            <text:p>493.33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8]-[.P58]" office:value-type="float" office:value="1.40555000000001" calcext:value-type="float">
            <text:p>1.41</text:p>
          </table:table-cell>
          <table:table-cell table:formula="of:=([.P58]-([.F58]+[.N58]))" office:value-type="float" office:value="359.9869" calcext:value-type="float">
            <text:p>359.99</text:p>
          </table:table-cell>
          <table:table-cell table:formula="of:=[.R58]/INTERNAL_40" office:value-type="float" office:value="57.1407777777778" calcext:value-type="float">
            <text:p>57.14</text:p>
          </table:table-cell>
          <table:table-cell table:formula="of:=[.R58]/EXTERNAL_40" office:value-type="float" office:value="58.5344552845528" calcext:value-type="float">
            <text:p>58.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 office:value-type="string" calcext:value-type="string">
            <text:p>AA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21" calcext:value-type="float">
            <text:p>110.21</text:p>
          </table:table-cell>
          <table:table-cell table:style-name="ce8" office:value-type="float" office:value="111.318" calcext:value-type="float">
            <text:p>111.32</text:p>
          </table:table-cell>
          <table:table-cell table:formula="of:=AVERAGE([.D59:.E59])" office:value-type="float" office:value="110.764" calcext:value-type="float">
            <text:p>110.76</text:p>
          </table:table-cell>
          <table:table-cell/>
          <table:table-cell office:value-type="float" office:value="58.352" calcext:value-type="float">
            <text:p>58.35</text:p>
          </table:table-cell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358.8648" calcext:value-type="float">
            <text:p>358.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9]+VIA_13*[.L59]+VIA_16*[.M59]" office:value-type="float" office:value="23.4" calcext:value-type="float">
            <text:p>23.4</text:p>
          </table:table-cell>
          <table:table-cell table:formula="of:=[.I59]+[.J59]+[.N59]+[.F59]" office:value-type="float" office:value="493.0288" calcext:value-type="float">
            <text:p>493.03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59]-[.P59]" office:value-type="float" office:value="1.1019" calcext:value-type="float">
            <text:p>1.10</text:p>
          </table:table-cell>
          <table:table-cell table:formula="of:=([.P59]-([.F59]+[.N59]))" office:value-type="float" office:value="357.7629" calcext:value-type="float">
            <text:p>357.76</text:p>
          </table:table-cell>
          <table:table-cell table:formula="of:=[.R59]/INTERNAL_40" office:value-type="float" office:value="56.7877619047619" calcext:value-type="float">
            <text:p>56.79</text:p>
          </table:table-cell>
          <table:table-cell table:formula="of:=[.R59]/EXTERNAL_40" office:value-type="float" office:value="58.1728292682927" calcext:value-type="float">
            <text:p>58.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 office:value-type="string" calcext:value-type="string">
            <text:p>AB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563" calcext:value-type="float">
            <text:p>128.56</text:p>
          </table:table-cell>
          <table:table-cell table:style-name="ce8" office:value-type="float" office:value="129.855" calcext:value-type="float">
            <text:p>129.86</text:p>
          </table:table-cell>
          <table:table-cell table:formula="of:=AVERAGE([.D60:.E60])" office:value-type="float" office:value="129.209" calcext:value-type="float">
            <text:p>129.21</text:p>
          </table:table-cell>
          <table:table-cell/>
          <table:table-cell office:value-type="float" office:value="59.08" calcext:value-type="float">
            <text:p>59.08</text:p>
          </table:table-cell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363.342" calcext:value-type="float">
            <text:p>363.34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float" office:value="492.551" calcext:value-type="float">
            <text:p>492.55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60]-[.P60]" office:value-type="float" office:value="0.624099999999999" calcext:value-type="float">
            <text:p>0.62</text:p>
          </table:table-cell>
          <table:table-cell table:formula="of:=([.P60]-([.F60]+[.N60]))" office:value-type="float" office:value="362.7179" calcext:value-type="float">
            <text:p>362.72</text:p>
          </table:table-cell>
          <table:table-cell table:formula="of:=[.R60]/INTERNAL_40" office:value-type="float" office:value="57.5742698412698" calcext:value-type="float">
            <text:p>57.57</text:p>
          </table:table-cell>
          <table:table-cell table:formula="of:=[.R60]/EXTERNAL_40" office:value-type="float" office:value="58.9785203252032" calcext:value-type="float">
            <text:p>58.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 office:value-type="string" calcext:value-type="string">
            <text:p>AA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7.765" calcext:value-type="float">
            <text:p>137.77</text:p>
          </table:table-cell>
          <table:table-cell table:style-name="ce8" office:value-type="float" office:value="139.149" calcext:value-type="float">
            <text:p>139.15</text:p>
          </table:table-cell>
          <table:table-cell table:formula="of:=AVERAGE([.D61:.E61])" office:value-type="float" office:value="138.457" calcext:value-type="float">
            <text:p>138.46</text:p>
          </table:table-cell>
          <table:table-cell/>
          <table:table-cell office:value-type="float" office:value="57.907" calcext:value-type="float">
            <text:p>57.91</text:p>
          </table:table-cell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330.0699" calcext:value-type="float">
            <text:p>330.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61]+VIA_13*[.L61]+VIA_16*[.M61]" office:value-type="float" office:value="23.4" calcext:value-type="float">
            <text:p>23.4</text:p>
          </table:table-cell>
          <table:table-cell table:formula="of:=[.I61]+[.J61]+[.N61]+[.F61]" office:value-type="float" office:value="491.9269" calcext:value-type="float">
            <text:p>491.93</text:p>
          </table:table-cell>
          <table:table-cell table:formula="of:=DQS5" office:value-type="float" office:value="491.9269" calcext:value-type="float">
            <text:p>491.93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 office:value-type="string" calcext:value-type="string">
            <text:p>Y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4.446" calcext:value-type="float">
            <text:p>94.45</text:p>
          </table:table-cell>
          <table:table-cell table:style-name="ce7" office:value-type="float" office:value="95.395" calcext:value-type="float">
            <text:p>95.40</text:p>
          </table:table-cell>
          <table:table-cell table:style-name="ce10" table:formula="of:=AVERAGE([.D62:.E62])" office:value-type="float" office:value="94.9205" calcext:value-type="float">
            <text:p>94.92</text:p>
          </table:table-cell>
          <table:table-cell table:style-name="ce12"/>
          <table:table-cell table:style-name="ce12" office:value-type="float" office:value="67" calcext:value-type="float">
            <text:p>67.0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412.05" calcext:value-type="float">
            <text:p>412.05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506.9705" calcext:value-type="float">
            <text:p>506.97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2]-[.P62]" office:value-type="float" office:value="0.889499999999998" calcext:value-type="float">
            <text:p>0.89</text:p>
          </table:table-cell>
          <table:table-cell table:formula="of:=([.P62]-([.F62]+[.N62]))" office:value-type="float" office:value="411.1605" calcext:value-type="float">
            <text:p>411.16</text:p>
          </table:table-cell>
          <table:table-cell table:formula="of:=[.R62]/INTERNAL_40" office:value-type="float" office:value="65.2635714285714" calcext:value-type="float">
            <text:p>65.26</text:p>
          </table:table-cell>
          <table:table-cell table:formula="of:=[.R62]/EXTERNAL_40" office:value-type="float" office:value="66.8553658536585" calcext:value-type="float">
            <text:p>66.8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 office:value-type="string" calcext:value-type="string">
            <text:p>AB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113.408" calcext:value-type="float">
            <text:p>113.41</text:p>
          </table:table-cell>
          <table:table-cell table:style-name="ce10" table:formula="of:=AVERAGE([.D63:.E63])" office:value-type="float" office:value="112.844" calcext:value-type="float">
            <text:p>112.84</text:p>
          </table:table-cell>
          <table:table-cell table:style-name="ce12"/>
          <table:table-cell table:style-name="ce12" office:value-type="float" office:value="59.97" calcext:value-type="float">
            <text:p>59.97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368.8155" calcext:value-type="float">
            <text:p>368.8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3]+VIA_13*[.L63]+VIA_16*[.M63]" office:value-type="float" office:value="23.4" calcext:value-type="float">
            <text:p>23.4</text:p>
          </table:table-cell>
          <table:table-cell table:style-name="ce12" table:formula="of:=[.I63]+[.J63]+[.N63]+[.F63]" office:value-type="float" office:value="505.0595" calcext:value-type="float">
            <text:p>505.06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3]-[.P63]" office:value-type="float" office:value="-1.02150000000006" calcext:value-type="float">
            <text:p>-1.02</text:p>
          </table:table-cell>
          <table:table-cell table:formula="of:=([.P63]-([.F63]+[.N63]))" office:value-type="float" office:value="369.837" calcext:value-type="float">
            <text:p>369.84</text:p>
          </table:table-cell>
          <table:table-cell table:formula="of:=[.R63]/INTERNAL_40" office:value-type="float" office:value="58.7042857142857" calcext:value-type="float">
            <text:p>58.70</text:p>
          </table:table-cell>
          <table:table-cell table:formula="of:=[.R63]/EXTERNAL_40" office:value-type="float" office:value="60.1360975609756" calcext:value-type="float">
            <text:p>60.1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 office:value-type="string" calcext:value-type="string">
            <text:p>AA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6.864" calcext:value-type="float">
            <text:p>96.86</text:p>
          </table:table-cell>
          <table:table-cell table:style-name="ce7" office:value-type="float" office:value="97.837" calcext:value-type="float">
            <text:p>97.84</text:p>
          </table:table-cell>
          <table:table-cell table:style-name="ce10" table:formula="of:=AVERAGE([.D64:.E64])" office:value-type="float" office:value="97.3505" calcext:value-type="float">
            <text:p>97.35</text:p>
          </table:table-cell>
          <table:table-cell table:style-name="ce12"/>
          <table:table-cell table:style-name="ce12" office:value-type="float" office:value="66.58" calcext:value-type="float">
            <text:p>66.58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409.467" calcext:value-type="float">
            <text:p>409.47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float" office:value="506.8175" calcext:value-type="float">
            <text:p>506.82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4]-[.P64]" office:value-type="float" office:value="0.736500000000035" calcext:value-type="float">
            <text:p>0.74</text:p>
          </table:table-cell>
          <table:table-cell table:formula="of:=([.P64]-([.F64]+[.N64]))" office:value-type="float" office:value="408.7305" calcext:value-type="float">
            <text:p>408.73</text:p>
          </table:table-cell>
          <table:table-cell table:formula="of:=[.R64]/INTERNAL_40" office:value-type="float" office:value="64.8778571428572" calcext:value-type="float">
            <text:p>64.88</text:p>
          </table:table-cell>
          <table:table-cell table:formula="of:=[.R64]/EXTERNAL_40" office:value-type="float" office:value="66.460243902439" calcext:value-type="float">
            <text:p>66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 office:value-type="string" calcext:value-type="string">
            <text:p>AB1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7.763" calcext:value-type="float">
            <text:p>107.76</text:p>
          </table:table-cell>
          <table:table-cell table:style-name="ce7" office:value-type="float" office:value="108.847" calcext:value-type="float">
            <text:p>108.85</text:p>
          </table:table-cell>
          <table:table-cell table:style-name="ce10" table:formula="of:=AVERAGE([.D65:.E65])" office:value-type="float" office:value="108.305" calcext:value-type="float">
            <text:p>108.31</text:p>
          </table:table-cell>
          <table:table-cell table:style-name="ce12"/>
          <table:table-cell table:style-name="ce12" office:value-type="float" office:value="64.69" calcext:value-type="float">
            <text:p>64.69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97.8435" calcext:value-type="float">
            <text:p>397.84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float" office:value="506.1485" calcext:value-type="float">
            <text:p>506.15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5]-[.P65]" office:value-type="float" office:value="0.0674999999999955" calcext:value-type="float">
            <text:p>0.07</text:p>
          </table:table-cell>
          <table:table-cell table:formula="of:=([.P65]-([.F65]+[.N65]))" office:value-type="float" office:value="397.776" calcext:value-type="float">
            <text:p>397.78</text:p>
          </table:table-cell>
          <table:table-cell table:formula="of:=[.R65]/INTERNAL_40" office:value-type="float" office:value="63.1390476190476" calcext:value-type="float">
            <text:p>63.14</text:p>
          </table:table-cell>
          <table:table-cell table:formula="of:=[.R65]/EXTERNAL_40" office:value-type="float" office:value="64.6790243902439" calcext:value-type="float">
            <text:p>64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 office:value-type="string" calcext:value-type="string">
            <text:p>Y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1.768" calcext:value-type="float">
            <text:p>91.77</text:p>
          </table:table-cell>
          <table:table-cell table:style-name="ce7" office:value-type="float" office:value="92.69" calcext:value-type="float">
            <text:p>92.69</text:p>
          </table:table-cell>
          <table:table-cell table:style-name="ce10" table:formula="of:=AVERAGE([.D66:.E66])" office:value-type="float" office:value="92.229" calcext:value-type="float">
            <text:p>92.23</text:p>
          </table:table-cell>
          <table:table-cell table:style-name="ce12"/>
          <table:table-cell table:style-name="ce12" office:value-type="float" office:value="63.573" calcext:value-type="float">
            <text:p>63.57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390.97395" calcext:value-type="float">
            <text:p>390.9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6]+VIA_13*[.L66]+VIA_16*[.M66]" office:value-type="float" office:value="23.4" calcext:value-type="float">
            <text:p>23.4</text:p>
          </table:table-cell>
          <table:table-cell table:style-name="ce12" table:formula="of:=[.I66]+[.J66]+[.N66]+[.F66]" office:value-type="float" office:value="506.60295" calcext:value-type="float">
            <text:p>506.60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6]-[.P66]" office:value-type="float" office:value="0.521949999999947" calcext:value-type="float">
            <text:p>0.52</text:p>
          </table:table-cell>
          <table:table-cell table:formula="of:=([.P66]-([.F66]+[.N66]))" office:value-type="float" office:value="390.452" calcext:value-type="float">
            <text:p>390.45</text:p>
          </table:table-cell>
          <table:table-cell table:formula="of:=[.R66]/INTERNAL_40" office:value-type="float" office:value="61.9765079365079" calcext:value-type="float">
            <text:p>61.98</text:p>
          </table:table-cell>
          <table:table-cell table:formula="of:=[.R66]/EXTERNAL_40" office:value-type="float" office:value="63.4881300813008" calcext:value-type="float">
            <text:p>63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 office:value-type="string" calcext:value-type="string">
            <text:p>W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402" calcext:value-type="float">
            <text:p>90.40</text:p>
          </table:table-cell>
          <table:table-cell table:style-name="ce7" office:value-type="float" office:value="91.31" calcext:value-type="float">
            <text:p>91.31</text:p>
          </table:table-cell>
          <table:table-cell table:style-name="ce10" table:formula="of:=AVERAGE([.D67:.E67])" office:value-type="float" office:value="90.856" calcext:value-type="float">
            <text:p>90.86</text:p>
          </table:table-cell>
          <table:table-cell table:style-name="ce12"/>
          <table:table-cell table:style-name="ce12" office:value-type="float" office:value="63.73" calcext:value-type="float">
            <text:p>63.73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391.9395" calcext:value-type="float">
            <text:p>391.9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7]+VIA_13*[.L67]+VIA_16*[.M67]" office:value-type="float" office:value="23.4" calcext:value-type="float">
            <text:p>23.4</text:p>
          </table:table-cell>
          <table:table-cell table:style-name="ce12" table:formula="of:=[.I67]+[.J67]+[.N67]+[.F67]" office:value-type="float" office:value="506.1955" calcext:value-type="float">
            <text:p>506.20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7]-[.P67]" office:value-type="float" office:value="0.114499999999964" calcext:value-type="float">
            <text:p>0.11</text:p>
          </table:table-cell>
          <table:table-cell table:formula="of:=([.P67]-([.F67]+[.N67]))" office:value-type="float" office:value="391.825" calcext:value-type="float">
            <text:p>391.83</text:p>
          </table:table-cell>
          <table:table-cell table:formula="of:=[.R67]/INTERNAL_40" office:value-type="float" office:value="62.1944444444445" calcext:value-type="float">
            <text:p>62.19</text:p>
          </table:table-cell>
          <table:table-cell table:formula="of:=[.R67]/EXTERNAL_40" office:value-type="float" office:value="63.7113821138211" calcext:value-type="float">
            <text:p>63.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.47" calcext:value-type="float">
            <text:p>100.47</text:p>
          </table:table-cell>
          <table:table-cell table:style-name="ce7" office:value-type="float" office:value="101.48" calcext:value-type="float">
            <text:p>101.48</text:p>
          </table:table-cell>
          <table:table-cell table:style-name="ce10" table:formula="of:=AVERAGE([.D68:.E68])" office:value-type="float" office:value="100.975" calcext:value-type="float">
            <text:p>100.98</text:p>
          </table:table-cell>
          <table:table-cell table:style-name="ce12"/>
          <table:table-cell table:style-name="ce12" office:value-type="float" office:value="62.019" calcext:value-type="float">
            <text:p>62.02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81.41685" calcext:value-type="float">
            <text:p>381.4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8]+VIA_13*[.L68]+VIA_16*[.M68]" office:value-type="float" office:value="23.4" calcext:value-type="float">
            <text:p>23.4</text:p>
          </table:table-cell>
          <table:table-cell table:style-name="ce12" table:formula="of:=[.I68]+[.J68]+[.N68]+[.F68]" office:value-type="float" office:value="505.79185" calcext:value-type="float">
            <text:p>505.79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8]-[.P68]" office:value-type="float" office:value="-0.289150000000063" calcext:value-type="float">
            <text:p>-0.29</text:p>
          </table:table-cell>
          <table:table-cell table:formula="of:=([.P68]-([.F68]+[.N68]))" office:value-type="float" office:value="381.706" calcext:value-type="float">
            <text:p>381.71</text:p>
          </table:table-cell>
          <table:table-cell table:formula="of:=[.R68]/INTERNAL_40" office:value-type="float" office:value="60.588253968254" calcext:value-type="float">
            <text:p>60.59</text:p>
          </table:table-cell>
          <table:table-cell table:formula="of:=[.R68]/EXTERNAL_40" office:value-type="float" office:value="62.0660162601626" calcext:value-type="float">
            <text:p>62.0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 office:value-type="string" calcext:value-type="string">
            <text:p>AA1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8.261" calcext:value-type="float">
            <text:p>108.26</text:p>
          </table:table-cell>
          <table:table-cell table:style-name="ce7" office:value-type="float" office:value="109.349" calcext:value-type="float">
            <text:p>109.35</text:p>
          </table:table-cell>
          <table:table-cell table:style-name="ce10" table:formula="of:=AVERAGE([.D69:.E69])" office:value-type="float" office:value="108.805" calcext:value-type="float">
            <text:p>108.81</text:p>
          </table:table-cell>
          <table:table-cell table:style-name="ce12"/>
          <table:table-cell table:style-name="ce12" office:value-type="float" office:value="64.581" calcext:value-type="float">
            <text:p>64.58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397.17315" calcext:value-type="float">
            <text:p>397.17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float" office:value="505.97815" calcext:value-type="float">
            <text:p>505.98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69]-[.P69]" office:value-type="float" office:value="-0.102849999999989" calcext:value-type="float">
            <text:p>-0.10</text:p>
          </table:table-cell>
          <table:table-cell table:formula="of:=([.P69]-([.F69]+[.N69]))" office:value-type="float" office:value="397.276" calcext:value-type="float">
            <text:p>397.28</text:p>
          </table:table-cell>
          <table:table-cell table:formula="of:=[.R69]/INTERNAL_40" office:value-type="float" office:value="63.0596825396825" calcext:value-type="float">
            <text:p>63.06</text:p>
          </table:table-cell>
          <table:table-cell table:formula="of:=[.R69]/EXTERNAL_40" office:value-type="float" office:value="64.5977235772358" calcext:value-type="float">
            <text:p>64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Y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844" calcext:value-type="float">
            <text:p>90.84</text:p>
          </table:table-cell>
          <table:table-cell table:style-name="ce7" office:value-type="float" office:value="91.757" calcext:value-type="float">
            <text:p>91.76</text:p>
          </table:table-cell>
          <table:table-cell table:style-name="ce10" table:formula="of:=AVERAGE([.D70:.E70])" office:value-type="float" office:value="91.3005" calcext:value-type="float">
            <text:p>91.30</text:p>
          </table:table-cell>
          <table:table-cell table:style-name="ce12"/>
          <table:table-cell table:style-name="ce12" office:value-type="float" office:value="63.779" calcext:value-type="float">
            <text:p>63.78</text:p>
          </table:table-cell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392.24085" calcext:value-type="float">
            <text:p>392.2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0]+VIA_13*[.L70]+VIA_16*[.M70]" office:value-type="float" office:value="23.4" calcext:value-type="float">
            <text:p>23.4</text:p>
          </table:table-cell>
          <table:table-cell table:style-name="ce12" table:formula="of:=[.I70]+[.J70]+[.N70]+[.F70]" office:value-type="float" office:value="506.94135" calcext:value-type="float">
            <text:p>506.94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70]-[.P70]" office:value-type="float" office:value="0.860349999999983" calcext:value-type="float">
            <text:p>0.86</text:p>
          </table:table-cell>
          <table:table-cell table:formula="of:=([.P70]-([.F70]+[.N70]))" office:value-type="float" office:value="391.3805" calcext:value-type="float">
            <text:p>391.38</text:p>
          </table:table-cell>
          <table:table-cell table:formula="of:=[.R70]/INTERNAL_40" office:value-type="float" office:value="62.1238888888889" calcext:value-type="float">
            <text:p>62.12</text:p>
          </table:table-cell>
          <table:table-cell table:formula="of:=[.R70]/EXTERNAL_40" office:value-type="float" office:value="63.6391056910569" calcext:value-type="float">
            <text:p>63.6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A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8.038" calcext:value-type="float">
            <text:p>98.04</text:p>
          </table:table-cell>
          <table:table-cell table:style-name="ce7" office:value-type="float" office:value="99.024" calcext:value-type="float">
            <text:p>99.02</text:p>
          </table:table-cell>
          <table:table-cell table:style-name="ce10" table:formula="of:=AVERAGE([.D71:.E71])" office:value-type="float" office:value="98.531" calcext:value-type="float">
            <text:p>98.53</text:p>
          </table:table-cell>
          <table:table-cell table:style-name="ce12"/>
          <table:table-cell table:style-name="ce12" office:value-type="float" office:value="71.5" calcext:value-type="float">
            <text:p>71.50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407.55" calcext:value-type="float">
            <text:p>407.55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float" office:value="506.081" calcext:value-type="float">
            <text:p>506.08</text:p>
          </table:table-cell>
          <table:table-cell table:style-name="ce12" table:formula="of:=DQS6" office:value-type="float" office:value="506.081" calcext:value-type="float">
            <text:p>506.08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V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963" calcext:value-type="float">
            <text:p>58.96</text:p>
          </table:table-cell>
          <table:table-cell table:style-name="ce8" office:value-type="float" office:value="59.556" calcext:value-type="float">
            <text:p>59.56</text:p>
          </table:table-cell>
          <table:table-cell table:formula="of:=AVERAGE([.D72:.E72])" office:value-type="float" office:value="59.2595" calcext:value-type="float">
            <text:p>59.26</text:p>
          </table:table-cell>
          <table:table-cell office:value-type="float" office:value="71.02" calcext:value-type="float">
            <text:p>71.02</text:p>
          </table:table-cell>
          <table:table-cell/>
          <table:table-cell table:formula="of:=[.G72]*INTERNAL_40" office:value-type="float" office:value="447.426" calcext:value-type="float">
            <text:p>447.43</text:p>
          </table:table-cell>
          <table:table-cell table:formula="of:=[.H72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2]+VIA_13*[.L72]+VIA_16*[.M72]" office:value-type="float" office:value="15.4" calcext:value-type="float">
            <text:p>15.4</text:p>
          </table:table-cell>
          <table:table-cell table:formula="of:=[.I72]+[.J72]+[.N72]+[.F72]" office:value-type="float" office:value="522.0855" calcext:value-type="float">
            <text:p>522.09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2]-[.P72]" office:value-type="float" office:value="-0.00550000000009732" calcext:value-type="float">
            <text:p>-0.01</text:p>
          </table:table-cell>
          <table:table-cell table:formula="of:=([.P72]-([.F72]+[.N72]))" office:value-type="float" office:value="447.4315" calcext:value-type="float">
            <text:p>447.43</text:p>
          </table:table-cell>
          <table:table-cell table:formula="of:=[.R72]/INTERNAL_40" office:value-type="float" office:value="71.020873015873" calcext:value-type="float">
            <text:p>71.02</text:p>
          </table:table-cell>
          <table:table-cell table:formula="of:=[.R72]/EXTERNAL_40" office:value-type="float" office:value="72.7530894308943" calcext:value-type="float">
            <text:p>72.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T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321" calcext:value-type="float">
            <text:p>58.32</text:p>
          </table:table-cell>
          <table:table-cell table:style-name="ce8" office:value-type="float" office:value="58.907" calcext:value-type="float">
            <text:p>58.91</text:p>
          </table:table-cell>
          <table:table-cell table:formula="of:=AVERAGE([.D73:.E73])" office:value-type="float" office:value="58.614" calcext:value-type="float">
            <text:p>58.61</text:p>
          </table:table-cell>
          <table:table-cell office:value-type="float" office:value="71.12" calcext:value-type="float">
            <text:p>71.12</text:p>
          </table:table-cell>
          <table:table-cell/>
          <table:table-cell table:formula="of:=[.G73]*INTERNAL_40" office:value-type="float" office:value="448.056" calcext:value-type="float">
            <text:p>448.06</text:p>
          </table:table-cell>
          <table:table-cell table:formula="of:=[.H73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3]+VIA_13*[.L73]+VIA_16*[.M73]" office:value-type="float" office:value="15.4" calcext:value-type="float">
            <text:p>15.4</text:p>
          </table:table-cell>
          <table:table-cell table:formula="of:=[.I73]+[.J73]+[.N73]+[.F73]" office:value-type="float" office:value="522.07" calcext:value-type="float">
            <text:p>522.07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3]-[.P73]" office:value-type="float" office:value="-0.0209999999999582" calcext:value-type="float">
            <text:p>-0.02</text:p>
          </table:table-cell>
          <table:table-cell table:formula="of:=([.P73]-([.F73]+[.N73]))" office:value-type="float" office:value="448.077" calcext:value-type="float">
            <text:p>448.08</text:p>
          </table:table-cell>
          <table:table-cell table:formula="of:=[.R73]/INTERNAL_40" office:value-type="float" office:value="71.1233333333333" calcext:value-type="float">
            <text:p>71.12</text:p>
          </table:table-cell>
          <table:table-cell table:formula="of:=[.R73]/EXTERNAL_40" office:value-type="float" office:value="72.8580487804878" calcext:value-type="float">
            <text:p>72.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4.191" calcext:value-type="float">
            <text:p>64.19</text:p>
          </table:table-cell>
          <table:table-cell table:style-name="ce8" office:value-type="float" office:value="64.837" calcext:value-type="float">
            <text:p>64.84</text:p>
          </table:table-cell>
          <table:table-cell table:formula="of:=AVERAGE([.D74:.E74])" office:value-type="float" office:value="64.514" calcext:value-type="float">
            <text:p>64.51</text:p>
          </table:table-cell>
          <table:table-cell/>
          <table:table-cell office:value-type="float" office:value="70.621" calcext:value-type="float">
            <text:p>70.62</text:p>
          </table:table-cell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434.31915" calcext:value-type="float">
            <text:p>434.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4]+VIA_13*[.L74]+VIA_16*[.M74]" office:value-type="float" office:value="23.4" calcext:value-type="float">
            <text:p>23.4</text:p>
          </table:table-cell>
          <table:table-cell table:formula="of:=[.I74]+[.J74]+[.N74]+[.F74]" office:value-type="float" office:value="522.23315" calcext:value-type="float">
            <text:p>522.23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4]-[.P74]" office:value-type="float" office:value="0.142149999999901" calcext:value-type="float">
            <text:p>0.14</text:p>
          </table:table-cell>
          <table:table-cell table:formula="of:=([.P74]-([.F74]+[.N74]))" office:value-type="float" office:value="434.177" calcext:value-type="float">
            <text:p>434.18</text:p>
          </table:table-cell>
          <table:table-cell table:formula="of:=[.R74]/INTERNAL_40" office:value-type="float" office:value="68.9169841269841" calcext:value-type="float">
            <text:p>68.92</text:p>
          </table:table-cell>
          <table:table-cell table:formula="of:=[.R74]/EXTERNAL_40" office:value-type="float" office:value="70.5978861788618" calcext:value-type="float">
            <text:p>70.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9.229" calcext:value-type="float">
            <text:p>109.23</text:p>
          </table:table-cell>
          <table:table-cell table:style-name="ce8" office:value-type="float" office:value="110.327" calcext:value-type="float">
            <text:p>110.33</text:p>
          </table:table-cell>
          <table:table-cell table:formula="of:=AVERAGE([.D75:.E75])" office:value-type="float" office:value="109.778" calcext:value-type="float">
            <text:p>109.78</text:p>
          </table:table-cell>
          <table:table-cell/>
          <table:table-cell office:value-type="float" office:value="63.23" calcext:value-type="float">
            <text:p>63.23</text:p>
          </table:table-cell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388.8645" calcext:value-type="float">
            <text:p>388.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5]+VIA_13*[.L75]+VIA_16*[.M75]" office:value-type="float" office:value="23.4" calcext:value-type="float">
            <text:p>23.4</text:p>
          </table:table-cell>
          <table:table-cell table:formula="of:=[.I75]+[.J75]+[.N75]+[.F75]" office:value-type="float" office:value="522.0425" calcext:value-type="float">
            <text:p>522.04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5]-[.P75]" office:value-type="float" office:value="-0.04849999999999" calcext:value-type="float">
            <text:p>-0.05</text:p>
          </table:table-cell>
          <table:table-cell table:formula="of:=([.P75]-([.F75]+[.N75]))" office:value-type="float" office:value="388.913" calcext:value-type="float">
            <text:p>388.91</text:p>
          </table:table-cell>
          <table:table-cell table:formula="of:=[.R75]/INTERNAL_40" office:value-type="float" office:value="61.7322222222222" calcext:value-type="float">
            <text:p>61.73</text:p>
          </table:table-cell>
          <table:table-cell table:formula="of:=[.R75]/EXTERNAL_40" office:value-type="float" office:value="63.2378861788618" calcext:value-type="float">
            <text:p>63.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 office:value-type="string" calcext:value-type="string">
            <text:p>R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1.145" calcext:value-type="float">
            <text:p>61.15</text:p>
          </table:table-cell>
          <table:table-cell table:style-name="ce8" office:value-type="float" office:value="61.76" calcext:value-type="float">
            <text:p>61.76</text:p>
          </table:table-cell>
          <table:table-cell table:formula="of:=AVERAGE([.D76:.E76])" office:value-type="float" office:value="61.4525" calcext:value-type="float">
            <text:p>61.45</text:p>
          </table:table-cell>
          <table:table-cell office:value-type="float" office:value="70.67" calcext:value-type="float">
            <text:p>70.67</text:p>
          </table:table-cell>
          <table:table-cell/>
          <table:table-cell table:formula="of:=[.G76]*INTERNAL_40" office:value-type="float" office:value="445.221" calcext:value-type="float">
            <text:p>445.22</text:p>
          </table:table-cell>
          <table:table-cell table:formula="of:=[.H76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6]+VIA_13*[.L76]+VIA_16*[.M76]" office:value-type="float" office:value="15.4" calcext:value-type="float">
            <text:p>15.4</text:p>
          </table:table-cell>
          <table:table-cell table:formula="of:=[.I76]+[.J76]+[.N76]+[.F76]" office:value-type="float" office:value="522.0735" calcext:value-type="float">
            <text:p>522.07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6]-[.P76]" office:value-type="float" office:value="-0.0175000000000409" calcext:value-type="float">
            <text:p>-0.02</text:p>
          </table:table-cell>
          <table:table-cell table:formula="of:=([.P76]-([.F76]+[.N76]))" office:value-type="float" office:value="445.2385" calcext:value-type="float">
            <text:p>445.24</text:p>
          </table:table-cell>
          <table:table-cell table:formula="of:=[.R76]/INTERNAL_40" office:value-type="float" office:value="70.6727777777778" calcext:value-type="float">
            <text:p>70.67</text:p>
          </table:table-cell>
          <table:table-cell table:formula="of:=[.R76]/EXTERNAL_40" office:value-type="float" office:value="72.3965040650406" calcext:value-type="float">
            <text:p>72.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 office:value-type="string" calcext:value-type="string">
            <text:p>T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59" calcext:value-type="float">
            <text:p>57.59</text:p>
          </table:table-cell>
          <table:table-cell table:style-name="ce8" office:value-type="float" office:value="58.169" calcext:value-type="float">
            <text:p>58.17</text:p>
          </table:table-cell>
          <table:table-cell table:formula="of:=AVERAGE([.D77:.E77])" office:value-type="float" office:value="57.8795" calcext:value-type="float">
            <text:p>57.88</text:p>
          </table:table-cell>
          <table:table-cell office:value-type="float" office:value="71.24" calcext:value-type="float">
            <text:p>71.24</text:p>
          </table:table-cell>
          <table:table-cell/>
          <table:table-cell table:formula="of:=[.G77]*INTERNAL_40" office:value-type="float" office:value="448.812" calcext:value-type="float">
            <text:p>448.81</text:p>
          </table:table-cell>
          <table:table-cell table:formula="of:=[.H77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7]+VIA_13*[.L77]+VIA_16*[.M77]" office:value-type="float" office:value="15.4" calcext:value-type="float">
            <text:p>15.4</text:p>
          </table:table-cell>
          <table:table-cell table:formula="of:=[.I77]+[.J77]+[.N77]+[.F77]" office:value-type="float" office:value="522.0915" calcext:value-type="float">
            <text:p>522.09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7]-[.P77]" office:value-type="float" office:value="0.00049999999987449" calcext:value-type="float">
            <text:p>0.00</text:p>
          </table:table-cell>
          <table:table-cell table:formula="of:=([.P77]-([.F77]+[.N77]))" office:value-type="float" office:value="448.8115" calcext:value-type="float">
            <text:p>448.81</text:p>
          </table:table-cell>
          <table:table-cell table:formula="of:=[.R77]/INTERNAL_40" office:value-type="float" office:value="71.2399206349206" calcext:value-type="float">
            <text:p>71.24</text:p>
          </table:table-cell>
          <table:table-cell table:formula="of:=[.R77]/EXTERNAL_40" office:value-type="float" office:value="72.9774796747968" calcext:value-type="float">
            <text:p>72.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 office:value-type="string" calcext:value-type="string">
            <text:p>U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901" calcext:value-type="float">
            <text:p>57.90</text:p>
          </table:table-cell>
          <table:table-cell table:style-name="ce8" office:value-type="float" office:value="58.483" calcext:value-type="float">
            <text:p>58.48</text:p>
          </table:table-cell>
          <table:table-cell table:formula="of:=AVERAGE([.D78:.E78])" office:value-type="float" office:value="58.192" calcext:value-type="float">
            <text:p>58.19</text:p>
          </table:table-cell>
          <table:table-cell office:value-type="float" office:value="71.19" calcext:value-type="float">
            <text:p>71.19</text:p>
          </table:table-cell>
          <table:table-cell/>
          <table:table-cell table:formula="of:=[.G78]*INTERNAL_40" office:value-type="float" office:value="448.497" calcext:value-type="float">
            <text:p>448.50</text:p>
          </table:table-cell>
          <table:table-cell table:formula="of:=[.H78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8]+VIA_13*[.L78]+VIA_16*[.M78]" office:value-type="float" office:value="15.4" calcext:value-type="float">
            <text:p>15.4</text:p>
          </table:table-cell>
          <table:table-cell table:formula="of:=[.I78]+[.J78]+[.N78]+[.F78]" office:value-type="float" office:value="522.089" calcext:value-type="float">
            <text:p>522.09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8]-[.P78]" office:value-type="float" office:value="-0.00200000000006639" calcext:value-type="float">
            <text:p>0.00</text:p>
          </table:table-cell>
          <table:table-cell table:formula="of:=([.P78]-([.F78]+[.N78]))" office:value-type="float" office:value="448.499" calcext:value-type="float">
            <text:p>448.50</text:p>
          </table:table-cell>
          <table:table-cell table:formula="of:=[.R78]/INTERNAL_40" office:value-type="float" office:value="71.1903174603175" calcext:value-type="float">
            <text:p>71.19</text:p>
          </table:table-cell>
          <table:table-cell table:formula="of:=[.R78]/EXTERNAL_40" office:value-type="float" office:value="72.9266666666667" calcext:value-type="float">
            <text:p>72.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 office:value-type="string" calcext:value-type="string">
            <text:p>U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777" calcext:value-type="float">
            <text:p>57.78</text:p>
          </table:table-cell>
          <table:table-cell table:style-name="ce8" office:value-type="float" office:value="58.358" calcext:value-type="float">
            <text:p>58.36</text:p>
          </table:table-cell>
          <table:table-cell table:formula="of:=AVERAGE([.D79:.E79])" office:value-type="float" office:value="58.0675" calcext:value-type="float">
            <text:p>58.07</text:p>
          </table:table-cell>
          <table:table-cell office:value-type="float" office:value="71.141" calcext:value-type="float">
            <text:p>71.14</text:p>
          </table:table-cell>
          <table:table-cell/>
          <table:table-cell table:formula="of:=[.G79]*INTERNAL_40" office:value-type="float" office:value="448.1883" calcext:value-type="float">
            <text:p>448.19</text:p>
          </table:table-cell>
          <table:table-cell table:formula="of:=[.H79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9]+VIA_13*[.L79]+VIA_16*[.M79]" office:value-type="float" office:value="15.4" calcext:value-type="float">
            <text:p>15.4</text:p>
          </table:table-cell>
          <table:table-cell table:formula="of:=[.I79]+[.J79]+[.N79]+[.F79]" office:value-type="float" office:value="521.6558" calcext:value-type="float">
            <text:p>521.66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79]-[.P79]" office:value-type="float" office:value="-0.435200000000009" calcext:value-type="float">
            <text:p>-0.44</text:p>
          </table:table-cell>
          <table:table-cell table:formula="of:=([.P79]-([.F79]+[.N79]))" office:value-type="float" office:value="448.6235" calcext:value-type="float">
            <text:p>448.62</text:p>
          </table:table-cell>
          <table:table-cell table:formula="of:=[.R79]/INTERNAL_40" office:value-type="float" office:value="71.2100793650794" calcext:value-type="float">
            <text:p>71.21</text:p>
          </table:table-cell>
          <table:table-cell table:formula="of:=[.R79]/EXTERNAL_40" office:value-type="float" office:value="72.9469105691057" calcext:value-type="float">
            <text:p>7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 office:value-type="string" calcext:value-type="string">
            <text:p>Y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4.887" calcext:value-type="float">
            <text:p>94.89</text:p>
          </table:table-cell>
          <table:table-cell table:style-name="ce8" office:value-type="float" office:value="95.841" calcext:value-type="float">
            <text:p>95.84</text:p>
          </table:table-cell>
          <table:table-cell table:formula="of:=AVERAGE([.D80:.E80])" office:value-type="float" office:value="95.364" calcext:value-type="float">
            <text:p>95.36</text:p>
          </table:table-cell>
          <table:table-cell office:value-type="float" office:value="65.311" calcext:value-type="float">
            <text:p>65.31</text:p>
          </table:table-cell>
          <table:table-cell/>
          <table:table-cell table:formula="of:=[.G80]*INTERNAL_40" office:value-type="float" office:value="411.4593" calcext:value-type="float">
            <text:p>411.46</text:p>
          </table:table-cell>
          <table:table-cell table:formula="of:=[.H80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80]+VIA_13*[.L80]+VIA_16*[.M80]" office:value-type="float" office:value="15.4" calcext:value-type="float">
            <text:p>15.4</text:p>
          </table:table-cell>
          <table:table-cell table:formula="of:=[.I80]+[.J80]+[.N80]+[.F80]" office:value-type="float" office:value="522.2233" calcext:value-type="float">
            <text:p>522.22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80]-[.P80]" office:value-type="float" office:value="0.132299999999987" calcext:value-type="float">
            <text:p>0.13</text:p>
          </table:table-cell>
          <table:table-cell table:formula="of:=([.P80]-([.F80]+[.N80]))" office:value-type="float" office:value="411.327" calcext:value-type="float">
            <text:p>411.33</text:p>
          </table:table-cell>
          <table:table-cell table:formula="of:=[.R80]/INTERNAL_40" office:value-type="float" office:value="65.29" calcext:value-type="float">
            <text:p>65.29</text:p>
          </table:table-cell>
          <table:table-cell table:formula="of:=[.R80]/EXTERNAL_40" office:value-type="float" office:value="66.8824390243902" calcext:value-type="float">
            <text:p>66.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0.835" calcext:value-type="float">
            <text:p>70.84</text:p>
          </table:table-cell>
          <table:table-cell table:style-name="ce8" office:value-type="float" office:value="71.547" calcext:value-type="float">
            <text:p>71.55</text:p>
          </table:table-cell>
          <table:table-cell table:formula="of:=AVERAGE([.D81:.E81])" office:value-type="float" office:value="71.191" calcext:value-type="float">
            <text:p>71.19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427.5" calcext:value-type="float">
            <text:p>427.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81]+VIA_13*[.L81]+VIA_16*[.M81]" office:value-type="float" office:value="23.4" calcext:value-type="float">
            <text:p>23.4</text:p>
          </table:table-cell>
          <table:table-cell table:formula="of:=[.I81]+[.J81]+[.N81]+[.F81]" office:value-type="float" office:value="522.091" calcext:value-type="float">
            <text:p>522.09</text:p>
          </table:table-cell>
          <table:table-cell table:formula="of:=DQS7" office:value-type="float" office:value="522.091" calcext:value-type="float">
            <text:p>522.09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M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8.111" calcext:value-type="float">
            <text:p>78.11</text:p>
          </table:table-cell>
          <table:table-cell table:style-name="ce7" office:value-type="float" office:value="78.896" calcext:value-type="float">
            <text:p>78.90</text:p>
          </table:table-cell>
          <table:table-cell table:style-name="ce10" table:formula="of:=AVERAGE([.D82:.E82])" office:value-type="float" office:value="78.5035" calcext:value-type="float">
            <text:p>78.50</text:p>
          </table:table-cell>
          <table:table-cell table:style-name="ce12" office:value-type="float" office:value="92.68" calcext:value-type="float">
            <text:p>92.68</text:p>
          </table:table-cell>
          <table:table-cell table:style-name="ce12"/>
          <table:table-cell table:style-name="ce12" table:formula="of:=[.G82]*INTERNAL_40" office:value-type="float" office:value="583.884" calcext:value-type="float">
            <text:p>583.88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2]+VIA_13*[.L82]+VIA_16*[.M82]" office:value-type="float" office:value="22.2" calcext:value-type="float">
            <text:p>22.2</text:p>
          </table:table-cell>
          <table:table-cell table:style-name="ce12" table:formula="of:=[.I82]+[.J82]+[.N82]+[.F82]" office:value-type="float" office:value="684.5875" calcext:value-type="float">
            <text:p>684.59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2]-[.P82]" office:value-type="float" office:value="-0.0274999999999181" calcext:value-type="float">
            <text:p>-0.03</text:p>
          </table:table-cell>
          <table:table-cell table:formula="of:=([.P82]-([.F82]+[.N82]))" office:value-type="float" office:value="583.9115" calcext:value-type="float">
            <text:p>583.91</text:p>
          </table:table-cell>
          <table:table-cell table:formula="of:=[.R82]/INTERNAL_40" office:value-type="float" office:value="92.6843650793651" calcext:value-type="float">
            <text:p>92.68</text:p>
          </table:table-cell>
          <table:table-cell table:formula="of:=[.R82]/EXTERNAL_40" office:value-type="float" office:value="94.9449593495935" calcext:value-type="float">
            <text:p>94.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J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3.507" calcext:value-type="float">
            <text:p>113.51</text:p>
          </table:table-cell>
          <table:table-cell table:style-name="ce7" office:value-type="float" office:value="114.647" calcext:value-type="float">
            <text:p>114.65</text:p>
          </table:table-cell>
          <table:table-cell table:style-name="ce10" table:formula="of:=AVERAGE([.D83:.E83])" office:value-type="float" office:value="114.077" calcext:value-type="float">
            <text:p>114.08</text:p>
          </table:table-cell>
          <table:table-cell table:style-name="ce12"/>
          <table:table-cell table:style-name="ce12" office:value-type="float" office:value="93.024" calcext:value-type="float">
            <text:p>93.02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572.0976" calcext:value-type="float">
            <text:p>572.10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686.1746" calcext:value-type="float">
            <text:p>686.17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3]-[.P83]" office:value-type="float" office:value="1.55960000000005" calcext:value-type="float">
            <text:p>1.56</text:p>
          </table:table-cell>
          <table:table-cell table:formula="of:=([.P83]-([.F83]+[.N83]))" office:value-type="float" office:value="570.538" calcext:value-type="float">
            <text:p>570.54</text:p>
          </table:table-cell>
          <table:table-cell table:formula="of:=[.R83]/INTERNAL_40" office:value-type="float" office:value="90.5615873015873" calcext:value-type="float">
            <text:p>90.56</text:p>
          </table:table-cell>
          <table:table-cell table:formula="of:=[.R83]/EXTERNAL_40" office:value-type="float" office:value="92.770406504065" calcext:value-type="float">
            <text:p>92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R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5.291" calcext:value-type="float">
            <text:p>105.29</text:p>
          </table:table-cell>
          <table:table-cell table:style-name="ce7" office:value-type="float" office:value="106.349" calcext:value-type="float">
            <text:p>106.35</text:p>
          </table:table-cell>
          <table:table-cell table:style-name="ce10" table:formula="of:=AVERAGE([.D84:.E84])" office:value-type="float" office:value="105.82" calcext:value-type="float">
            <text:p>105.82</text:p>
          </table:table-cell>
          <table:table-cell table:style-name="ce12"/>
          <table:table-cell table:style-name="ce12" office:value-type="float" office:value="90.15" calcext:value-type="float">
            <text:p>90.15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554.4225" calcext:value-type="float">
            <text:p>554.4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4]+VIA_13*[.L84]+VIA_16*[.M84]" office:value-type="float" office:value="23.4" calcext:value-type="float">
            <text:p>23.4</text:p>
          </table:table-cell>
          <table:table-cell table:style-name="ce12" table:formula="of:=[.I84]+[.J84]+[.N84]+[.F84]" office:value-type="float" office:value="683.6425" calcext:value-type="float">
            <text:p>683.64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4]-[.P84]" office:value-type="float" office:value="-0.972500000000082" calcext:value-type="float">
            <text:p>-0.97</text:p>
          </table:table-cell>
          <table:table-cell table:formula="of:=([.P84]-([.F84]+[.N84]))" office:value-type="float" office:value="555.395" calcext:value-type="float">
            <text:p>555.40</text:p>
          </table:table-cell>
          <table:table-cell table:formula="of:=[.R84]/INTERNAL_40" office:value-type="float" office:value="88.1579365079365" calcext:value-type="float">
            <text:p>88.16</text:p>
          </table:table-cell>
          <table:table-cell table:formula="of:=[.R84]/EXTERNAL_40" office:value-type="float" office:value="90.3081300813008" calcext:value-type="float">
            <text:p>90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J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4.541" calcext:value-type="float">
            <text:p>104.54</text:p>
          </table:table-cell>
          <table:table-cell table:style-name="ce7" office:value-type="float" office:value="105.591" calcext:value-type="float">
            <text:p>105.59</text:p>
          </table:table-cell>
          <table:table-cell table:style-name="ce10" table:formula="of:=AVERAGE([.D85:.E85])" office:value-type="float" office:value="105.066" calcext:value-type="float">
            <text:p>105.07</text:p>
          </table:table-cell>
          <table:table-cell table:style-name="ce12" office:value-type="float" office:value="91.99" calcext:value-type="float">
            <text:p>91.99</text:p>
          </table:table-cell>
          <table:table-cell table:style-name="ce12"/>
          <table:table-cell table:style-name="ce12" table:formula="of:=[.G85]*INTERNAL_40" office:value-type="float" office:value="579.537" calcext:value-type="float">
            <text:p>579.54</text:p>
          </table:table-cell>
          <table:table-cell table:style-name="ce12" table:formula="of:=[.H85]*EXTERNAL_40" office:value-type="float" office:value="0" calcext:value-type="float">
            <text:p>0.00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684.603" calcext:value-type="float">
            <text:p>684.6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5]-[.P85]" office:value-type="float" office:value="-0.0120000000000573" calcext:value-type="float">
            <text:p>-0.01</text:p>
          </table:table-cell>
          <table:table-cell table:formula="of:=([.P85]-([.F85]+[.N85]))" office:value-type="float" office:value="579.549" calcext:value-type="float">
            <text:p>579.55</text:p>
          </table:table-cell>
          <table:table-cell table:formula="of:=[.R85]/INTERNAL_40" office:value-type="float" office:value="91.9919047619048" calcext:value-type="float">
            <text:p>91.99</text:p>
          </table:table-cell>
          <table:table-cell table:formula="of:=[.R85]/EXTERNAL_40" office:value-type="float" office:value="94.2356097560976" calcext:value-type="float">
            <text:p>94.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J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56" calcext:value-type="float">
            <text:p>107.46</text:p>
          </table:table-cell>
          <table:table-cell table:style-name="ce7" office:value-type="float" office:value="108.536" calcext:value-type="float">
            <text:p>108.54</text:p>
          </table:table-cell>
          <table:table-cell table:style-name="ce10" table:formula="of:=AVERAGE([.D86:.E86])" office:value-type="float" office:value="107.996" calcext:value-type="float">
            <text:p>108.00</text:p>
          </table:table-cell>
          <table:table-cell table:style-name="ce12" office:value-type="float" office:value="88" calcext:value-type="float">
            <text:p>88.00</text:p>
          </table:table-cell>
          <table:table-cell table:style-name="ce12"/>
          <table:table-cell table:style-name="ce12" table:formula="of:=[.G86]*INTERNAL_40" office:value-type="float" office:value="554.4" calcext:value-type="float">
            <text:p>554.40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6]+VIA_13*[.L86]+VIA_16*[.M86]" office:value-type="float" office:value="22.2" calcext:value-type="float">
            <text:p>22.2</text:p>
          </table:table-cell>
          <table:table-cell table:style-name="ce12" table:formula="of:=[.I86]+[.J86]+[.N86]+[.F86]" office:value-type="float" office:value="684.596" calcext:value-type="float">
            <text:p>684.6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6]-[.P86]" office:value-type="float" office:value="-0.0190000000000055" calcext:value-type="float">
            <text:p>-0.02</text:p>
          </table:table-cell>
          <table:table-cell table:formula="of:=([.P86]-([.F86]+[.N86]))" office:value-type="float" office:value="554.419" calcext:value-type="float">
            <text:p>554.42</text:p>
          </table:table-cell>
          <table:table-cell table:formula="of:=[.R86]/INTERNAL_40" office:value-type="float" office:value="88.0030158730159" calcext:value-type="float">
            <text:p>88.00</text:p>
          </table:table-cell>
          <table:table-cell table:formula="of:=[.R86]/EXTERNAL_40" office:value-type="float" office:value="90.1494308943089" calcext:value-type="float">
            <text:p>90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9.592" calcext:value-type="float">
            <text:p>109.59</text:p>
          </table:table-cell>
          <table:table-cell table:style-name="ce7" office:value-type="float" office:value="110.694" calcext:value-type="float">
            <text:p>110.69</text:p>
          </table:table-cell>
          <table:table-cell table:style-name="ce10" table:formula="of:=AVERAGE([.D87:.E87])" office:value-type="float" office:value="110.143" calcext:value-type="float">
            <text:p>110.14</text:p>
          </table:table-cell>
          <table:table-cell table:style-name="ce12"/>
          <table:table-cell table:style-name="ce12" office:value-type="float" office:value="89.4" calcext:value-type="float">
            <text:p>89.40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549.81" calcext:value-type="float">
            <text:p>549.8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7]+VIA_13*[.L87]+VIA_16*[.M87]" office:value-type="float" office:value="23.4" calcext:value-type="float">
            <text:p>23.4</text:p>
          </table:table-cell>
          <table:table-cell table:style-name="ce12" table:formula="of:=[.I87]+[.J87]+[.N87]+[.F87]" office:value-type="float" office:value="683.353" calcext:value-type="float">
            <text:p>683.35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7]-[.P87]" office:value-type="float" office:value="-1.26199999999994" calcext:value-type="float">
            <text:p>-1.26</text:p>
          </table:table-cell>
          <table:table-cell table:formula="of:=([.P87]-([.F87]+[.N87]))" office:value-type="float" office:value="551.072" calcext:value-type="float">
            <text:p>551.07</text:p>
          </table:table-cell>
          <table:table-cell table:formula="of:=[.R87]/INTERNAL_40" office:value-type="float" office:value="87.471746031746" calcext:value-type="float">
            <text:p>87.47</text:p>
          </table:table-cell>
          <table:table-cell table:formula="of:=[.R87]/EXTERNAL_40" office:value-type="float" office:value="89.6052032520325" calcext:value-type="float">
            <text:p>89.6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H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36" calcext:value-type="float">
            <text:p>107.44</text:p>
          </table:table-cell>
          <table:table-cell table:style-name="ce7" office:value-type="float" office:value="108.516" calcext:value-type="float">
            <text:p>108.52</text:p>
          </table:table-cell>
          <table:table-cell table:style-name="ce10" table:formula="of:=AVERAGE([.D88:.E88])" office:value-type="float" office:value="107.976" calcext:value-type="float">
            <text:p>107.98</text:p>
          </table:table-cell>
          <table:table-cell table:style-name="ce12" office:value-type="float" office:value="88.01" calcext:value-type="float">
            <text:p>88.01</text:p>
          </table:table-cell>
          <table:table-cell table:style-name="ce12"/>
          <table:table-cell table:style-name="ce12" table:formula="of:=[.G88]*INTERNAL_40" office:value-type="float" office:value="554.463" calcext:value-type="float">
            <text:p>554.46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8]+VIA_13*[.L88]+VIA_16*[.M88]" office:value-type="float" office:value="22.2" calcext:value-type="float">
            <text:p>22.2</text:p>
          </table:table-cell>
          <table:table-cell table:style-name="ce12" table:formula="of:=[.I88]+[.J88]+[.N88]+[.F88]" office:value-type="float" office:value="684.639" calcext:value-type="float">
            <text:p>684.64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8]-[.P88]" office:value-type="float" office:value="0.0240000000000009" calcext:value-type="float">
            <text:p>0.02</text:p>
          </table:table-cell>
          <table:table-cell table:formula="of:=([.P88]-([.F88]+[.N88]))" office:value-type="float" office:value="554.439" calcext:value-type="float">
            <text:p>554.44</text:p>
          </table:table-cell>
          <table:table-cell table:formula="of:=[.R88]/INTERNAL_40" office:value-type="float" office:value="88.0061904761905" calcext:value-type="float">
            <text:p>88.01</text:p>
          </table:table-cell>
          <table:table-cell table:formula="of:=[.R88]/EXTERNAL_40" office:value-type="float" office:value="90.1526829268293" calcext:value-type="float">
            <text:p>90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R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39" calcext:value-type="float">
            <text:p>74.39</text:p>
          </table:table-cell>
          <table:table-cell table:style-name="ce7" office:value-type="float" office:value="75.138" calcext:value-type="float">
            <text:p>75.14</text:p>
          </table:table-cell>
          <table:table-cell table:style-name="ce10" table:formula="of:=AVERAGE([.D89:.E89])" office:value-type="float" office:value="74.764" calcext:value-type="float">
            <text:p>74.76</text:p>
          </table:table-cell>
          <table:table-cell table:style-name="ce12"/>
          <table:table-cell table:style-name="ce12" office:value-type="float" office:value="95.51" calcext:value-type="float">
            <text:p>95.51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587.3865" calcext:value-type="float">
            <text:p>587.3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9]+VIA_13*[.L89]+VIA_16*[.M89]" office:value-type="float" office:value="23.4" calcext:value-type="float">
            <text:p>23.4</text:p>
          </table:table-cell>
          <table:table-cell table:style-name="ce12" table:formula="of:=[.I89]+[.J89]+[.N89]+[.F89]" office:value-type="float" office:value="685.5505" calcext:value-type="float">
            <text:p>685.55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89]-[.P89]" office:value-type="float" office:value="0.935500000000047" calcext:value-type="float">
            <text:p>0.94</text:p>
          </table:table-cell>
          <table:table-cell table:formula="of:=([.P89]-([.F89]+[.N89]))" office:value-type="float" office:value="586.451" calcext:value-type="float">
            <text:p>586.45</text:p>
          </table:table-cell>
          <table:table-cell table:formula="of:=[.R89]/INTERNAL_40" office:value-type="float" office:value="93.0874603174603" calcext:value-type="float">
            <text:p>93.09</text:p>
          </table:table-cell>
          <table:table-cell table:formula="of:=[.R89]/EXTERNAL_40" office:value-type="float" office:value="95.3578861788618" calcext:value-type="float">
            <text:p>95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G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3.056" calcext:value-type="float">
            <text:p>123.06</text:p>
          </table:table-cell>
          <table:table-cell table:style-name="ce7" office:value-type="float" office:value="124.292" calcext:value-type="float">
            <text:p>124.29</text:p>
          </table:table-cell>
          <table:table-cell table:style-name="ce10" table:formula="of:=AVERAGE([.D90:.E90])" office:value-type="float" office:value="123.674" calcext:value-type="float">
            <text:p>123.67</text:p>
          </table:table-cell>
          <table:table-cell table:style-name="ce12"/>
          <table:table-cell table:style-name="ce12" office:value-type="float" office:value="91" calcext:value-type="float">
            <text:p>91.00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559.65" calcext:value-type="float">
            <text:p>559.65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683.324" calcext:value-type="float">
            <text:p>683.3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0]-[.P90]" office:value-type="float" office:value="-1.29100000000005" calcext:value-type="float">
            <text:p>-1.29</text:p>
          </table:table-cell>
          <table:table-cell table:formula="of:=([.P90]-([.F90]+[.N90]))" office:value-type="float" office:value="560.941" calcext:value-type="float">
            <text:p>560.94</text:p>
          </table:table-cell>
          <table:table-cell table:formula="of:=[.R90]/INTERNAL_40" office:value-type="float" office:value="89.038253968254" calcext:value-type="float">
            <text:p>89.04</text:p>
          </table:table-cell>
          <table:table-cell table:formula="of:=[.R90]/EXTERNAL_40" office:value-type="float" office:value="91.209918699187" calcext:value-type="float">
            <text:p>91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G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91:.E91])" office:value-type="float" office:value="122.39" calcext:value-type="float">
            <text:p>122.39</text:p>
          </table:table-cell>
          <table:table-cell table:style-name="ce12" office:value-type="float" office:value="85.704" calcext:value-type="float">
            <text:p>85.70</text:p>
          </table:table-cell>
          <table:table-cell table:style-name="ce12"/>
          <table:table-cell table:style-name="ce12" table:formula="of:=[.G91]*INTERNAL_40" office:value-type="float" office:value="539.9352" calcext:value-type="float">
            <text:p>539.94</text:p>
          </table:table-cell>
          <table:table-cell table:style-name="ce12" table:formula="of:=[.H9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1]+VIA_13*[.L91]+VIA_16*[.M91]" office:value-type="float" office:value="22.2" calcext:value-type="float">
            <text:p>22.2</text:p>
          </table:table-cell>
          <table:table-cell table:style-name="ce12" table:formula="of:=[.I91]+[.J91]+[.N91]+[.F91]" office:value-type="float" office:value="684.5252" calcext:value-type="float">
            <text:p>684.53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1]-[.P91]" office:value-type="float" office:value="-0.089800000000082" calcext:value-type="float">
            <text:p>-0.09</text:p>
          </table:table-cell>
          <table:table-cell table:formula="of:=([.P91]-([.F91]+[.N91]))" office:value-type="float" office:value="540.025" calcext:value-type="float">
            <text:p>540.03</text:p>
          </table:table-cell>
          <table:table-cell table:formula="of:=[.R91]/INTERNAL_40" office:value-type="float" office:value="85.718253968254" calcext:value-type="float">
            <text:p>85.72</text:p>
          </table:table-cell>
          <table:table-cell table:formula="of:=[.R91]/EXTERNAL_40" office:value-type="float" office:value="87.8089430894309" calcext:value-type="float">
            <text:p>87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K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17" calcext:value-type="float">
            <text:p>111.32</text:p>
          </table:table-cell>
          <table:table-cell table:style-name="ce7" office:value-type="float" office:value="112.435" calcext:value-type="float">
            <text:p>112.44</text:p>
          </table:table-cell>
          <table:table-cell table:style-name="ce10" table:formula="of:=AVERAGE([.D92:.E92])" office:value-type="float" office:value="111.876" calcext:value-type="float">
            <text:p>111.88</text:p>
          </table:table-cell>
          <table:table-cell table:style-name="ce12" office:value-type="float" office:value="88.47" calcext:value-type="float">
            <text:p>88.47</text:p>
          </table:table-cell>
          <table:table-cell table:style-name="ce12"/>
          <table:table-cell table:style-name="ce12" table:formula="of:=[.G92]*INTERNAL_40" office:value-type="float" office:value="557.361" calcext:value-type="float">
            <text:p>557.36</text:p>
          </table:table-cell>
          <table:table-cell table:style-name="ce12" table:formula="of:=[.H92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92]+VIA_13*[.L92]+VIA_16*[.M92]" office:value-type="float" office:value="15.4" calcext:value-type="float">
            <text:p>15.4</text:p>
          </table:table-cell>
          <table:table-cell table:style-name="ce12" table:formula="of:=[.I92]+[.J92]+[.N92]+[.F92]" office:value-type="float" office:value="684.637" calcext:value-type="float">
            <text:p>684.64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2]-[.P92]" office:value-type="float" office:value="0.0219999999999345" calcext:value-type="float">
            <text:p>0.02</text:p>
          </table:table-cell>
          <table:table-cell table:formula="of:=([.P92]-([.F92]+[.N92]))" office:value-type="float" office:value="557.339" calcext:value-type="float">
            <text:p>557.34</text:p>
          </table:table-cell>
          <table:table-cell table:formula="of:=[.R92]/INTERNAL_40" office:value-type="float" office:value="88.4665079365079" calcext:value-type="float">
            <text:p>88.47</text:p>
          </table:table-cell>
          <table:table-cell table:formula="of:=[.R92]/EXTERNAL_40" office:value-type="float" office:value="90.6242276422764" calcext:value-type="float">
            <text:p>90.6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0.825" calcext:value-type="float">
            <text:p>80.83</text:p>
          </table:table-cell>
          <table:table-cell table:style-name="ce7" office:value-type="float" office:value="81.637" calcext:value-type="float">
            <text:p>81.64</text:p>
          </table:table-cell>
          <table:table-cell table:style-name="ce10" table:formula="of:=AVERAGE([.D93:.E93])" office:value-type="float" office:value="81.231" calcext:value-type="float">
            <text:p>81.23</text:p>
          </table:table-cell>
          <table:table-cell table:style-name="ce12"/>
          <table:table-cell table:style-name="ce12" office:value-type="float" office:value="94.39" calcext:value-type="float">
            <text:p>94.39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580.4985" calcext:value-type="float">
            <text:p>580.5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3]+VIA_13*[.L93]+VIA_16*[.M93]" office:value-type="float" office:value="23.4" calcext:value-type="float">
            <text:p>23.4</text:p>
          </table:table-cell>
          <table:table-cell table:style-name="ce12" table:formula="of:=[.I93]+[.J93]+[.N93]+[.F93]" office:value-type="float" office:value="685.1295" calcext:value-type="float">
            <text:p>685.13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3]-[.P93]" office:value-type="float" office:value="0.514499999999998" calcext:value-type="float">
            <text:p>0.51</text:p>
          </table:table-cell>
          <table:table-cell table:formula="of:=([.P93]-([.F93]+[.N93]))" office:value-type="float" office:value="579.984" calcext:value-type="float">
            <text:p>579.98</text:p>
          </table:table-cell>
          <table:table-cell table:formula="of:=[.R93]/INTERNAL_40" office:value-type="float" office:value="92.0609523809524" calcext:value-type="float">
            <text:p>92.06</text:p>
          </table:table-cell>
          <table:table-cell table:formula="of:=[.R93]/EXTERNAL_40" office:value-type="float" office:value="94.3063414634147" calcext:value-type="float">
            <text:p>94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526" calcext:value-type="float">
            <text:p>124.53</text:p>
          </table:table-cell>
          <table:table-cell table:style-name="ce7" office:value-type="float" office:value="125.778" calcext:value-type="float">
            <text:p>125.78</text:p>
          </table:table-cell>
          <table:table-cell table:style-name="ce10" table:formula="of:=AVERAGE([.D94:.E94])" office:value-type="float" office:value="125.152" calcext:value-type="float">
            <text:p>125.15</text:p>
          </table:table-cell>
          <table:table-cell table:style-name="ce12" office:value-type="float" office:value="85.28" calcext:value-type="float">
            <text:p>85.28</text:p>
          </table:table-cell>
          <table:table-cell table:style-name="ce12"/>
          <table:table-cell table:style-name="ce12" table:formula="of:=[.G94]*INTERNAL_40" office:value-type="float" office:value="537.264" calcext:value-type="float">
            <text:p>537.26</text:p>
          </table:table-cell>
          <table:table-cell table:style-name="ce12" table:formula="of:=[.H9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4]+VIA_13*[.L94]+VIA_16*[.M94]" office:value-type="float" office:value="22.2" calcext:value-type="float">
            <text:p>22.2</text:p>
          </table:table-cell>
          <table:table-cell table:style-name="ce12" table:formula="of:=[.I94]+[.J94]+[.N94]+[.F94]" office:value-type="float" office:value="684.616" calcext:value-type="float">
            <text:p>684.6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4]-[.P94]" office:value-type="float" office:value="0.00100000000009004" calcext:value-type="float">
            <text:p>0.00</text:p>
          </table:table-cell>
          <table:table-cell table:formula="of:=([.P94]-([.F94]+[.N94]))" office:value-type="float" office:value="537.263" calcext:value-type="float">
            <text:p>537.26</text:p>
          </table:table-cell>
          <table:table-cell table:formula="of:=[.R94]/INTERNAL_40" office:value-type="float" office:value="85.2798412698413" calcext:value-type="float">
            <text:p>85.28</text:p>
          </table:table-cell>
          <table:table-cell table:formula="of:=[.R94]/EXTERNAL_40" office:value-type="float" office:value="87.359837398374" calcext:value-type="float">
            <text:p>87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137" calcext:value-type="float">
            <text:p>112.14</text:p>
          </table:table-cell>
          <table:table-cell table:style-name="ce7" office:value-type="float" office:value="113.265" calcext:value-type="float">
            <text:p>113.27</text:p>
          </table:table-cell>
          <table:table-cell table:style-name="ce10" table:formula="of:=AVERAGE([.D95:.E95])" office:value-type="float" office:value="112.701" calcext:value-type="float">
            <text:p>112.70</text:p>
          </table:table-cell>
          <table:table-cell table:style-name="ce12" office:value-type="float" office:value="87.26" calcext:value-type="float">
            <text:p>87.26</text:p>
          </table:table-cell>
          <table:table-cell table:style-name="ce12"/>
          <table:table-cell table:style-name="ce12" table:formula="of:=[.G95]*INTERNAL_40" office:value-type="float" office:value="549.738" calcext:value-type="float">
            <text:p>549.74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5]+VIA_13*[.L95]+VIA_16*[.M95]" office:value-type="float" office:value="22.2" calcext:value-type="float">
            <text:p>22.2</text:p>
          </table:table-cell>
          <table:table-cell table:style-name="ce12" table:formula="of:=[.I95]+[.J95]+[.N95]+[.F95]" office:value-type="float" office:value="684.639" calcext:value-type="float">
            <text:p>684.64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5]-[.P95]" office:value-type="float" office:value="0.0240000000001146" calcext:value-type="float">
            <text:p>0.02</text:p>
          </table:table-cell>
          <table:table-cell table:formula="of:=([.P95]-([.F95]+[.N95]))" office:value-type="float" office:value="549.714" calcext:value-type="float">
            <text:p>549.71</text:p>
          </table:table-cell>
          <table:table-cell table:formula="of:=[.R95]/INTERNAL_40" office:value-type="float" office:value="87.2561904761905" calcext:value-type="float">
            <text:p>87.26</text:p>
          </table:table-cell>
          <table:table-cell table:formula="of:=[.R95]/EXTERNAL_40" office:value-type="float" office:value="89.3843902439025" calcext:value-type="float">
            <text:p>89.3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5.589" calcext:value-type="float">
            <text:p>85.59</text:p>
          </table:table-cell>
          <table:table-cell table:style-name="ce7" office:value-type="float" office:value="86.449" calcext:value-type="float">
            <text:p>86.45</text:p>
          </table:table-cell>
          <table:table-cell table:style-name="ce10" table:formula="of:=AVERAGE([.D96:.E96])" office:value-type="float" office:value="86.019" calcext:value-type="float">
            <text:p>86.02</text:p>
          </table:table-cell>
          <table:table-cell table:style-name="ce12"/>
          <table:table-cell table:style-name="ce12" office:value-type="float" office:value="93.56" calcext:value-type="float">
            <text:p>93.56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575.394" calcext:value-type="float">
            <text:p>575.3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6]+VIA_13*[.L96]+VIA_16*[.M96]" office:value-type="float" office:value="23.4" calcext:value-type="float">
            <text:p>23.4</text:p>
          </table:table-cell>
          <table:table-cell table:style-name="ce12" table:formula="of:=[.I96]+[.J96]+[.N96]+[.F96]" office:value-type="float" office:value="684.813" calcext:value-type="float">
            <text:p>684.81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6]-[.P96]" office:value-type="float" office:value="0.197999999999979" calcext:value-type="float">
            <text:p>0.20</text:p>
          </table:table-cell>
          <table:table-cell table:formula="of:=([.P96]-([.F96]+[.N96]))" office:value-type="float" office:value="575.196" calcext:value-type="float">
            <text:p>575.20</text:p>
          </table:table-cell>
          <table:table-cell table:formula="of:=[.R96]/INTERNAL_40" office:value-type="float" office:value="91.3009523809524" calcext:value-type="float">
            <text:p>91.30</text:p>
          </table:table-cell>
          <table:table-cell table:formula="of:=[.R96]/EXTERNAL_40" office:value-type="float" office:value="93.5278048780488" calcext:value-type="float">
            <text:p>93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6.017" calcext:value-type="float">
            <text:p>106.02</text:p>
          </table:table-cell>
          <table:table-cell table:style-name="ce7" office:value-type="float" office:value="107.083" calcext:value-type="float">
            <text:p>107.08</text:p>
          </table:table-cell>
          <table:table-cell table:style-name="ce10" table:formula="of:=AVERAGE([.D97:.E97])" office:value-type="float" office:value="106.55" calcext:value-type="float">
            <text:p>106.55</text:p>
          </table:table-cell>
          <table:table-cell table:style-name="ce12"/>
          <table:table-cell table:style-name="ce12" office:value-type="float" office:value="90.076" calcext:value-type="float">
            <text:p>90.08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553.9674" calcext:value-type="float">
            <text:p>553.9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7]+VIA_13*[.L97]+VIA_16*[.M97]" office:value-type="float" office:value="23.4" calcext:value-type="float">
            <text:p>23.4</text:p>
          </table:table-cell>
          <table:table-cell table:style-name="ce12" table:formula="of:=[.I97]+[.J97]+[.N97]+[.F97]" office:value-type="float" office:value="683.9174" calcext:value-type="float">
            <text:p>683.9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7]-[.P97]" office:value-type="float" office:value="-0.69760000000008" calcext:value-type="float">
            <text:p>-0.70</text:p>
          </table:table-cell>
          <table:table-cell table:formula="of:=([.P97]-([.F97]+[.N97]))" office:value-type="float" office:value="554.665" calcext:value-type="float">
            <text:p>554.67</text:p>
          </table:table-cell>
          <table:table-cell table:formula="of:=[.R97]/INTERNAL_40" office:value-type="float" office:value="88.0420634920635" calcext:value-type="float">
            <text:p>88.04</text:p>
          </table:table-cell>
          <table:table-cell table:formula="of:=[.R97]/EXTERNAL_40" office:value-type="float" office:value="90.1894308943089" calcext:value-type="float">
            <text:p>90.1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K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651" calcext:value-type="float">
            <text:p>112.65</text:p>
          </table:table-cell>
          <table:table-cell table:style-name="ce7" office:value-type="float" office:value="113.783" calcext:value-type="float">
            <text:p>113.78</text:p>
          </table:table-cell>
          <table:table-cell table:style-name="ce10" table:formula="of:=AVERAGE([.D98:.E98])" office:value-type="float" office:value="113.217" calcext:value-type="float">
            <text:p>113.22</text:p>
          </table:table-cell>
          <table:table-cell table:style-name="ce12"/>
          <table:table-cell table:style-name="ce12" office:value-type="float" office:value="92.8" calcext:value-type="float">
            <text:p>92.80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570.72" calcext:value-type="float">
            <text:p>570.72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683.937" calcext:value-type="float">
            <text:p>683.94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8]-[.P98]" office:value-type="float" office:value="-0.677999999999997" calcext:value-type="float">
            <text:p>-0.68</text:p>
          </table:table-cell>
          <table:table-cell table:formula="of:=([.P98]-([.F98]+[.N98]))" office:value-type="float" office:value="571.398" calcext:value-type="float">
            <text:p>571.40</text:p>
          </table:table-cell>
          <table:table-cell table:formula="of:=[.R98]/INTERNAL_40" office:value-type="float" office:value="90.6980952380953" calcext:value-type="float">
            <text:p>90.70</text:p>
          </table:table-cell>
          <table:table-cell table:formula="of:=[.R98]/EXTERNAL_40" office:value-type="float" office:value="92.910243902439" calcext:value-type="float">
            <text:p>92.9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N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3.67" calcext:value-type="float">
            <text:p>63.67</text:p>
          </table:table-cell>
          <table:table-cell table:style-name="ce7" office:value-type="float" office:value="64.309" calcext:value-type="float">
            <text:p>64.31</text:p>
          </table:table-cell>
          <table:table-cell table:style-name="ce10" table:formula="of:=AVERAGE([.D99:.E99])" office:value-type="float" office:value="63.9895" calcext:value-type="float">
            <text:p>63.99</text:p>
          </table:table-cell>
          <table:table-cell table:style-name="ce12" office:value-type="float" office:value="94.99" calcext:value-type="float">
            <text:p>94.99</text:p>
          </table:table-cell>
          <table:table-cell table:style-name="ce12"/>
          <table:table-cell table:style-name="ce12" table:formula="of:=[.G99]*INTERNAL_40" office:value-type="float" office:value="598.437" calcext:value-type="float">
            <text:p>598.44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9]+VIA_13*[.L99]+VIA_16*[.M99]" office:value-type="float" office:value="22.2" calcext:value-type="float">
            <text:p>22.2</text:p>
          </table:table-cell>
          <table:table-cell table:style-name="ce12" table:formula="of:=[.I99]+[.J99]+[.N99]+[.F99]" office:value-type="float" office:value="684.6265" calcext:value-type="float">
            <text:p>684.63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99]-[.P99]" office:value-type="float" office:value="0.0114999999999554" calcext:value-type="float">
            <text:p>0.01</text:p>
          </table:table-cell>
          <table:table-cell table:formula="of:=([.P99]-([.F99]+[.N99]))" office:value-type="float" office:value="598.4255" calcext:value-type="float">
            <text:p>598.43</text:p>
          </table:table-cell>
          <table:table-cell table:formula="of:=[.R99]/INTERNAL_40" office:value-type="float" office:value="94.9881746031746" calcext:value-type="float">
            <text:p>94.99</text:p>
          </table:table-cell>
          <table:table-cell table:formula="of:=[.R99]/EXTERNAL_40" office:value-type="float" office:value="97.3049593495935" calcext:value-type="float">
            <text:p>97.3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E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358" calcext:value-type="float">
            <text:p>139.36</text:p>
          </table:table-cell>
          <table:table-cell table:style-name="ce7" office:value-type="float" office:value="140.758" calcext:value-type="float">
            <text:p>140.76</text:p>
          </table:table-cell>
          <table:table-cell table:style-name="ce10" table:formula="of:=AVERAGE([.D100:.E100])" office:value-type="float" office:value="140.058" calcext:value-type="float">
            <text:p>140.06</text:p>
          </table:table-cell>
          <table:table-cell table:style-name="ce12"/>
          <table:table-cell table:style-name="ce12" office:value-type="float" office:value="88.17" calcext:value-type="float">
            <text:p>88.17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542.2455" calcext:value-type="float">
            <text:p>542.25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682.3035" calcext:value-type="float">
            <text:p>682.3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0]-[.P100]" office:value-type="float" office:value="-2.31150000000002" calcext:value-type="float">
            <text:p>-2.31</text:p>
          </table:table-cell>
          <table:table-cell table:formula="of:=([.P100]-([.F100]+[.N100]))" office:value-type="float" office:value="544.557" calcext:value-type="float">
            <text:p>544.56</text:p>
          </table:table-cell>
          <table:table-cell table:formula="of:=[.R100]/INTERNAL_40" office:value-type="float" office:value="86.4376190476191" calcext:value-type="float">
            <text:p>86.44</text:p>
          </table:table-cell>
          <table:table-cell table:formula="of:=[.R100]/EXTERNAL_40" office:value-type="float" office:value="88.5458536585366" calcext:value-type="float">
            <text:p>88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N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9.564" calcext:value-type="float">
            <text:p>79.56</text:p>
          </table:table-cell>
          <table:table-cell table:style-name="ce7" office:value-type="float" office:value="80.364" calcext:value-type="float">
            <text:p>80.36</text:p>
          </table:table-cell>
          <table:table-cell table:style-name="ce10" table:formula="of:=AVERAGE([.D101:.E101])" office:value-type="float" office:value="79.964" calcext:value-type="float">
            <text:p>79.96</text:p>
          </table:table-cell>
          <table:table-cell table:style-name="ce12" office:value-type="float" office:value="93.53" calcext:value-type="float">
            <text:p>93.53</text:p>
          </table:table-cell>
          <table:table-cell table:style-name="ce12"/>
          <table:table-cell table:style-name="ce12" table:formula="of:=[.G101]*INTERNAL_40" office:value-type="float" office:value="589.239" calcext:value-type="float">
            <text:p>589.24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1]+VIA_13*[.L101]+VIA_16*[.M101]" office:value-type="float" office:value="15.4" calcext:value-type="float">
            <text:p>15.4</text:p>
          </table:table-cell>
          <table:table-cell table:style-name="ce12" table:formula="of:=[.I101]+[.J101]+[.N101]+[.F101]" office:value-type="float" office:value="684.603" calcext:value-type="float">
            <text:p>684.6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1]-[.P101]" office:value-type="float" office:value="-0.0119999999999436" calcext:value-type="float">
            <text:p>-0.01</text:p>
          </table:table-cell>
          <table:table-cell table:formula="of:=([.P101]-([.F101]+[.N101]))" office:value-type="float" office:value="589.251" calcext:value-type="float">
            <text:p>589.25</text:p>
          </table:table-cell>
          <table:table-cell table:formula="of:=[.R101]/INTERNAL_40" office:value-type="float" office:value="93.5319047619048" calcext:value-type="float">
            <text:p>93.53</text:p>
          </table:table-cell>
          <table:table-cell table:formula="of:=[.R101]/EXTERNAL_40" office:value-type="float" office:value="95.8131707317073" calcext:value-type="float">
            <text:p>95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0</text:p>
          </table:table-cell>
          <table:table-cell table:style-name="ce4" office:value-type="string" calcext:value-type="string">
            <text:p>E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7.028" calcext:value-type="float">
            <text:p>127.03</text:p>
          </table:table-cell>
          <table:table-cell table:style-name="ce7" office:value-type="float" office:value="128.304" calcext:value-type="float">
            <text:p>128.30</text:p>
          </table:table-cell>
          <table:table-cell table:style-name="ce10" table:formula="of:=AVERAGE([.D102:.E102])" office:value-type="float" office:value="127.666" calcext:value-type="float">
            <text:p>127.67</text:p>
          </table:table-cell>
          <table:table-cell table:style-name="ce12"/>
          <table:table-cell table:style-name="ce12" office:value-type="float" office:value="90.218" calcext:value-type="float">
            <text:p>90.22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554.8407" calcext:value-type="float">
            <text:p>554.84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682.5067" calcext:value-type="float">
            <text:p>682.51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2]-[.P102]" office:value-type="float" office:value="-2.10829999999987" calcext:value-type="float">
            <text:p>-2.11</text:p>
          </table:table-cell>
          <table:table-cell table:formula="of:=([.P102]-([.F102]+[.N102]))" office:value-type="float" office:value="556.949" calcext:value-type="float">
            <text:p>556.95</text:p>
          </table:table-cell>
          <table:table-cell table:formula="of:=[.R102]/INTERNAL_40" office:value-type="float" office:value="88.4046031746032" calcext:value-type="float">
            <text:p>88.40</text:p>
          </table:table-cell>
          <table:table-cell table:formula="of:=[.R102]/EXTERNAL_40" office:value-type="float" office:value="90.5608130081301" calcext:value-type="float">
            <text:p>90.5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0.963" calcext:value-type="float">
            <text:p>60.96</text:p>
          </table:table-cell>
          <table:table-cell table:style-name="ce7" office:value-type="float" office:value="61.575" calcext:value-type="float">
            <text:p>61.58</text:p>
          </table:table-cell>
          <table:table-cell table:style-name="ce10" table:formula="of:=AVERAGE([.D103:.E103])" office:value-type="float" office:value="61.269" calcext:value-type="float">
            <text:p>61.27</text:p>
          </table:table-cell>
          <table:table-cell table:style-name="ce12" office:value-type="float" office:value="95.42" calcext:value-type="float">
            <text:p>95.42</text:p>
          </table:table-cell>
          <table:table-cell table:style-name="ce12"/>
          <table:table-cell table:style-name="ce12" table:formula="of:=[.G103]*INTERNAL_40" office:value-type="float" office:value="601.146" calcext:value-type="float">
            <text:p>601.15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3]+VIA_13*[.L103]+VIA_16*[.M103]" office:value-type="float" office:value="22.2" calcext:value-type="float">
            <text:p>22.2</text:p>
          </table:table-cell>
          <table:table-cell table:style-name="ce12" table:formula="of:=[.I103]+[.J103]+[.N103]+[.F103]" office:value-type="float" office:value="684.615" calcext:value-type="float">
            <text:p>684.6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3]-[.P103]" office:value-type="float" office:value="0" calcext:value-type="float">
            <text:p>0.00</text:p>
          </table:table-cell>
          <table:table-cell table:formula="of:=([.P103]-([.F103]+[.N103]))" office:value-type="float" office:value="601.146" calcext:value-type="float">
            <text:p>601.15</text:p>
          </table:table-cell>
          <table:table-cell table:formula="of:=[.R103]/INTERNAL_40" office:value-type="float" office:value="95.42" calcext:value-type="float">
            <text:p>95.42</text:p>
          </table:table-cell>
          <table:table-cell table:formula="of:=[.R103]/EXTERNAL_40" office:value-type="float" office:value="97.7473170731707" calcext:value-type="float">
            <text:p>97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776" calcext:value-type="float">
            <text:p>74.78</text:p>
          </table:table-cell>
          <table:table-cell table:style-name="ce7" office:value-type="float" office:value="75.528" calcext:value-type="float">
            <text:p>75.53</text:p>
          </table:table-cell>
          <table:table-cell table:style-name="ce10" table:formula="of:=AVERAGE([.D104:.E104])" office:value-type="float" office:value="75.152" calcext:value-type="float">
            <text:p>75.15</text:p>
          </table:table-cell>
          <table:table-cell table:style-name="ce12" office:value-type="float" office:value="93.22" calcext:value-type="float">
            <text:p>93.22</text:p>
          </table:table-cell>
          <table:table-cell table:style-name="ce12"/>
          <table:table-cell table:style-name="ce12" table:formula="of:=[.G104]*INTERNAL_40" office:value-type="float" office:value="587.286" calcext:value-type="float">
            <text:p>587.29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4]+VIA_13*[.L104]+VIA_16*[.M104]" office:value-type="float" office:value="22.2" calcext:value-type="float">
            <text:p>22.2</text:p>
          </table:table-cell>
          <table:table-cell table:style-name="ce12" table:formula="of:=[.I104]+[.J104]+[.N104]+[.F104]" office:value-type="float" office:value="684.638" calcext:value-type="float">
            <text:p>684.64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4]-[.P104]" office:value-type="float" office:value="0.0230000000000246" calcext:value-type="float">
            <text:p>0.02</text:p>
          </table:table-cell>
          <table:table-cell table:formula="of:=([.P104]-([.F104]+[.N104]))" office:value-type="float" office:value="587.263" calcext:value-type="float">
            <text:p>587.26</text:p>
          </table:table-cell>
          <table:table-cell table:formula="of:=[.R104]/INTERNAL_40" office:value-type="float" office:value="93.2163492063492" calcext:value-type="float">
            <text:p>93.22</text:p>
          </table:table-cell>
          <table:table-cell table:formula="of:=[.R104]/EXTERNAL_40" office:value-type="float" office:value="95.489918699187" calcext:value-type="float">
            <text:p>95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M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04" calcext:value-type="float">
            <text:p>111.30</text:p>
          </table:table-cell>
          <table:table-cell table:style-name="ce7" office:value-type="float" office:value="112.422" calcext:value-type="float">
            <text:p>112.42</text:p>
          </table:table-cell>
          <table:table-cell table:style-name="ce10" table:formula="of:=AVERAGE([.D105:.E105])" office:value-type="float" office:value="111.863" calcext:value-type="float">
            <text:p>111.86</text:p>
          </table:table-cell>
          <table:table-cell table:style-name="ce12"/>
          <table:table-cell table:style-name="ce12" office:value-type="float" office:value="93.03" calcext:value-type="float">
            <text:p>93.03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572.1345" calcext:value-type="float">
            <text:p>572.13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683.9975" calcext:value-type="float">
            <text:p>684.0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5]-[.P105]" office:value-type="float" office:value="-0.617500000000064" calcext:value-type="float">
            <text:p>-0.62</text:p>
          </table:table-cell>
          <table:table-cell table:formula="of:=([.P105]-([.F105]+[.N105]))" office:value-type="float" office:value="572.752" calcext:value-type="float">
            <text:p>572.75</text:p>
          </table:table-cell>
          <table:table-cell table:formula="of:=[.R105]/INTERNAL_40" office:value-type="float" office:value="90.9130158730159" calcext:value-type="float">
            <text:p>90.91</text:p>
          </table:table-cell>
          <table:table-cell table:formula="of:=[.R105]/EXTERNAL_40" office:value-type="float" office:value="93.130406504065" calcext:value-type="float">
            <text:p>93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N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4.492" calcext:value-type="float">
            <text:p>114.49</text:p>
          </table:table-cell>
          <table:table-cell table:style-name="ce7" office:value-type="float" office:value="115.642" calcext:value-type="float">
            <text:p>115.64</text:p>
          </table:table-cell>
          <table:table-cell table:style-name="ce10" table:formula="of:=AVERAGE([.D106:.E106])" office:value-type="float" office:value="115.067" calcext:value-type="float">
            <text:p>115.07</text:p>
          </table:table-cell>
          <table:table-cell table:style-name="ce12" office:value-type="float" office:value="87.96" calcext:value-type="float">
            <text:p>87.96</text:p>
          </table:table-cell>
          <table:table-cell table:style-name="ce12"/>
          <table:table-cell table:style-name="ce12" table:formula="of:=[.G106]*INTERNAL_40" office:value-type="float" office:value="554.148" calcext:value-type="float">
            <text:p>554.15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6]+VIA_13*[.L106]+VIA_16*[.M106]" office:value-type="float" office:value="15.4" calcext:value-type="float">
            <text:p>15.4</text:p>
          </table:table-cell>
          <table:table-cell table:style-name="ce12" table:formula="of:=[.I106]+[.J106]+[.N106]+[.F106]" office:value-type="float" office:value="684.615" calcext:value-type="float">
            <text:p>684.6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6]-[.P106]" office:value-type="float" office:value="0" calcext:value-type="float">
            <text:p>0.00</text:p>
          </table:table-cell>
          <table:table-cell table:formula="of:=([.P106]-([.F106]+[.N106]))" office:value-type="float" office:value="554.148" calcext:value-type="float">
            <text:p>554.15</text:p>
          </table:table-cell>
          <table:table-cell table:formula="of:=[.R106]/INTERNAL_40" office:value-type="float" office:value="87.96" calcext:value-type="float">
            <text:p>87.96</text:p>
          </table:table-cell>
          <table:table-cell table:formula="of:=[.R106]/EXTERNAL_40" office:value-type="float" office:value="90.1053658536585" calcext:value-type="float">
            <text:p>90.1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N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206" calcext:value-type="float">
            <text:p>77.21</text:p>
          </table:table-cell>
          <table:table-cell table:style-name="ce7" office:value-type="float" office:value="77.982" calcext:value-type="float">
            <text:p>77.98</text:p>
          </table:table-cell>
          <table:table-cell table:style-name="ce10" table:formula="of:=AVERAGE([.D107:.E107])" office:value-type="float" office:value="77.594" calcext:value-type="float">
            <text:p>77.59</text:p>
          </table:table-cell>
          <table:table-cell table:style-name="ce12" office:value-type="float" office:value="92.83" calcext:value-type="float">
            <text:p>92.83</text:p>
          </table:table-cell>
          <table:table-cell table:style-name="ce12"/>
          <table:table-cell table:style-name="ce12" table:formula="of:=[.G107]*INTERNAL_40" office:value-type="float" office:value="584.829" calcext:value-type="float">
            <text:p>584.83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7]+VIA_13*[.L107]+VIA_16*[.M107]" office:value-type="float" office:value="22.2" calcext:value-type="float">
            <text:p>22.2</text:p>
          </table:table-cell>
          <table:table-cell table:style-name="ce12" table:formula="of:=[.I107]+[.J107]+[.N107]+[.F107]" office:value-type="float" office:value="684.623" calcext:value-type="float">
            <text:p>684.6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7]-[.P107]" office:value-type="float" office:value="0.0080000000000382" calcext:value-type="float">
            <text:p>0.01</text:p>
          </table:table-cell>
          <table:table-cell table:formula="of:=([.P107]-([.F107]+[.N107]))" office:value-type="float" office:value="584.821" calcext:value-type="float">
            <text:p>584.82</text:p>
          </table:table-cell>
          <table:table-cell table:formula="of:=[.R107]/INTERNAL_40" office:value-type="float" office:value="92.8287301587302" calcext:value-type="float">
            <text:p>92.83</text:p>
          </table:table-cell>
          <table:table-cell table:formula="of:=[.R107]/EXTERNAL_40" office:value-type="float" office:value="95.0928455284553" calcext:value-type="float">
            <text:p>95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93" calcext:value-type="float">
            <text:p>93.0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571.95" calcext:value-type="float">
            <text:p>571.9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3.4" calcext:value-type="float">
            <text:p>23.4</text:p>
          </table:table-cell>
          <table:table-cell table:style-name="ce12" table:formula="of:=[.I108]+[.J108]+[.N108]+[.F108]" office:value-type="float" office:value="684.615" calcext:value-type="float">
            <text:p>684.62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571.95" calcext:value-type="float">
            <text:p>571.95</text:p>
          </table:table-cell>
          <table:table-cell table:formula="of:=[.R108]/INTERNAL_40" office:value-type="float" office:value="90.7857142857143" calcext:value-type="float">
            <text:p>90.79</text:p>
          </table:table-cell>
          <table:table-cell table:formula="of:=[.R108]/EXTERNAL_40" office:value-type="float" office:value="93" calcext:value-type="float">
            <text:p>93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89.83" calcext:value-type="float">
            <text:p>89.83</text:p>
          </table:table-cell>
          <table:table-cell table:style-name="ce12"/>
          <table:table-cell table:style-name="ce12" table:formula="of:=[.G109]*INTERNAL_40" office:value-type="float" office:value="565.929" calcext:value-type="float">
            <text:p>565.93</text:p>
          </table:table-cell>
          <table:table-cell table:style-name="ce12" table:formula="of:=[.H10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2.2" calcext:value-type="float">
            <text:p>22.2</text:p>
          </table:table-cell>
          <table:table-cell table:style-name="ce12" table:formula="of:=[.I109]+[.J109]+[.N109]+[.F109]" office:value-type="float" office:value="684.601" calcext:value-type="float">
            <text:p>684.6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09]-[.P109]" office:value-type="float" office:value="-0.01400000000001" calcext:value-type="float">
            <text:p>-0.01</text:p>
          </table:table-cell>
          <table:table-cell table:formula="of:=([.P109]-([.F109]+[.N109]))" office:value-type="float" office:value="565.943" calcext:value-type="float">
            <text:p>565.94</text:p>
          </table:table-cell>
          <table:table-cell table:formula="of:=[.R109]/INTERNAL_40" office:value-type="float" office:value="89.8322222222222" calcext:value-type="float">
            <text:p>89.83</text:p>
          </table:table-cell>
          <table:table-cell table:formula="of:=[.R109]/EXTERNAL_40" office:value-type="float" office:value="92.0232520325203" calcext:value-type="float">
            <text:p>92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 office:value-type="string" calcext:value-type="string">
            <text:p>R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9.941" calcext:value-type="float">
            <text:p>99.94</text:p>
          </table:table-cell>
          <table:table-cell table:style-name="ce7" office:value-type="float" office:value="100.945" calcext:value-type="float">
            <text:p>100.95</text:p>
          </table:table-cell>
          <table:table-cell table:style-name="ce10" table:formula="of:=AVERAGE([.D110:.E110])" office:value-type="float" office:value="100.443" calcext:value-type="float">
            <text:p>100.44</text:p>
          </table:table-cell>
          <table:table-cell table:style-name="ce12"/>
          <table:table-cell table:style-name="ce12" office:value-type="float" office:value="95" calcext:value-type="float">
            <text:p>95.00</text:p>
          </table:table-cell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584.25" calcext:value-type="float">
            <text:p>584.25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float" office:value="684.693" calcext:value-type="float">
            <text:p>684.69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10]-[.P110]" office:value-type="float" office:value="0.0779999999999745" calcext:value-type="float">
            <text:p>0.08</text:p>
          </table:table-cell>
          <table:table-cell table:formula="of:=([.P110]-([.F110]+[.N110]))" office:value-type="float" office:value="584.172" calcext:value-type="float">
            <text:p>584.17</text:p>
          </table:table-cell>
          <table:table-cell table:formula="of:=[.R110]/INTERNAL_40" office:value-type="float" office:value="92.7257142857143" calcext:value-type="float">
            <text:p>92.73</text:p>
          </table:table-cell>
          <table:table-cell table:formula="of:=[.R110]/EXTERNAL_40" office:value-type="float" office:value="94.9873170731707" calcext:value-type="float">
            <text:p>94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1.538" calcext:value-type="float">
            <text:p>71.54</text:p>
          </table:table-cell>
          <table:table-cell table:style-name="ce7" office:value-type="float" office:value="72.257" calcext:value-type="float">
            <text:p>72.26</text:p>
          </table:table-cell>
          <table:table-cell table:style-name="ce10" table:formula="of:=AVERAGE([.D111:.E111])" office:value-type="float" office:value="71.8975" calcext:value-type="float">
            <text:p>71.90</text:p>
          </table:table-cell>
          <table:table-cell table:style-name="ce12" office:value-type="float" office:value="93.73" calcext:value-type="float">
            <text:p>93.73</text:p>
          </table:table-cell>
          <table:table-cell table:style-name="ce12"/>
          <table:table-cell table:style-name="ce12" table:formula="of:=[.G111]*INTERNAL_40" office:value-type="float" office:value="590.499" calcext:value-type="float">
            <text:p>590.50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11]+VIA_13*[.L111]+VIA_16*[.M111]" office:value-type="float" office:value="22.2" calcext:value-type="float">
            <text:p>22.2</text:p>
          </table:table-cell>
          <table:table-cell table:style-name="ce12" table:formula="of:=[.I111]+[.J111]+[.N111]+[.F111]" office:value-type="float" office:value="684.5965" calcext:value-type="float">
            <text:p>684.6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11]-[.P111]" office:value-type="float" office:value="-0.0184999999999036" calcext:value-type="float">
            <text:p>-0.02</text:p>
          </table:table-cell>
          <table:table-cell table:formula="of:=([.P111]-([.F111]+[.N111]))" office:value-type="float" office:value="590.5175" calcext:value-type="float">
            <text:p>590.52</text:p>
          </table:table-cell>
          <table:table-cell table:formula="of:=[.R111]/INTERNAL_40" office:value-type="float" office:value="93.7329365079365" calcext:value-type="float">
            <text:p>93.73</text:p>
          </table:table-cell>
          <table:table-cell table:formula="of:=[.R111]/EXTERNAL_40" office:value-type="float" office:value="96.0191056910569" calcext:value-type="float">
            <text:p>96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1</text:p>
          </table:table-cell>
          <table:table-cell table:style-name="ce4" office:value-type="string" calcext:value-type="string">
            <text:p>M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628" calcext:value-type="float">
            <text:p>77.63</text:p>
          </table:table-cell>
          <table:table-cell table:style-name="ce7" office:value-type="float" office:value="78.408" calcext:value-type="float">
            <text:p>78.41</text:p>
          </table:table-cell>
          <table:table-cell table:style-name="ce10" table:formula="of:=AVERAGE([.D112:.E112])" office:value-type="float" office:value="78.018" calcext:value-type="float">
            <text:p>78.02</text:p>
          </table:table-cell>
          <table:table-cell table:style-name="ce12"/>
          <table:table-cell table:style-name="ce12" office:value-type="float" office:value="94.94" calcext:value-type="float">
            <text:p>94.94</text:p>
          </table:table-cell>
          <table:table-cell table:style-name="ce12" table:formula="of:=[.G112]*INTERNAL_40" office:value-type="float" office:value="0" calcext:value-type="float">
            <text:p>0.00</text:p>
          </table:table-cell>
          <table:table-cell table:style-name="ce12" table:formula="of:=[.H112]*EXTERNAL_40" office:value-type="float" office:value="583.881" calcext:value-type="float">
            <text:p>583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2]+VIA_13*[.L112]+VIA_16*[.M112]" office:value-type="float" office:value="23.4" calcext:value-type="float">
            <text:p>23.4</text:p>
          </table:table-cell>
          <table:table-cell table:style-name="ce12" table:formula="of:=[.I112]+[.J112]+[.N112]+[.F112]" office:value-type="float" office:value="685.299" calcext:value-type="float">
            <text:p>685.30</text:p>
          </table:table-cell>
          <table:table-cell table:style-name="ce12" table:formula="of:=CLK" office:value-type="float" office:value="684.615" calcext:value-type="float">
            <text:p>684.62</text:p>
          </table:table-cell>
          <table:table-cell table:style-name="ce16" table:formula="of:=[.O112]-[.P112]" office:value-type="float" office:value="0.683999999999969" calcext:value-type="float">
            <text:p>0.68</text:p>
          </table:table-cell>
          <table:table-cell table:formula="of:=([.P112]-([.F112]+[.N112]))" office:value-type="float" office:value="583.197" calcext:value-type="float">
            <text:p>583.20</text:p>
          </table:table-cell>
          <table:table-cell table:formula="of:=[.R112]/INTERNAL_40" office:value-type="float" office:value="92.5709523809524" calcext:value-type="float">
            <text:p>92.57</text:p>
          </table:table-cell>
          <table:table-cell table:formula="of:=[.R112]/EXTERNAL_40" office:value-type="float" office:value="94.8287804878049" calcext:value-type="float">
            <text:p>94.83</text:p>
          </table:table-cell>
          <table:table-cell table:number-columns-repeated="100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2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2:12:58.059120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2-02-28T09:00:52.820927032</dc:date>
    <meta:editing-duration>P12DT3H12M41S</meta:editing-duration>
    <meta:editing-cycles>345</meta:editing-cycles>
    <meta:document-statistic meta:table-count="1" meta:cell-count="1874" meta:object-count="0"/>
  </office:meta>
</office:document-meta>
</file>